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objectwithoutfill">
      <style:graphic-properties svg:stroke-width="0.635cm" svg:stroke-color="#b4c7dc" draw:marker-start="Arrowheads_20_12" draw:marker-start-width="1.148cm" draw:marker-end="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39" style:family="graphic" style:parent-style-name="objectwithoutfill">
      <style:graphic-properties svg:stroke-width="0.635cm" svg:stroke-color="#f7d1d5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0" style:family="graphic" style:parent-style-name="objectwithoutfill">
      <style:graphic-properties svg:stroke-width="0.635cm" svg:stroke-color="#b4c7dc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1" style:family="graphic" style:parent-style-name="objectwithoutfill">
      <style:graphic-properties svg:stroke-width="0.635cm" svg:stroke-color="#f7d1d5" draw:marker-start="" draw:marker-start-width="1.148cm" draw:marker-end="Arrowheads_20_13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60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73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74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75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objectwithoutfill">
      <style:graphic-properties svg:stroke-color="#000000" draw:marker-start="" draw:marker-start-width="0.305cm" draw:marker-end="Arrow_20_short" draw:marker-end-width="0.305cm" draw:fill="gradient" draw:textarea-vertical-align="middle"/>
    </style:style>
    <style:style style:name="gr103" style:family="graphic" style:parent-style-name="objectwithoutfill">
      <style:graphic-properties svg:stroke-color="#000000" draw:marker-end="Arrow_20_short" draw:marker-end-width="0.305cm" draw:fill="gradient" draw:textarea-vertical-align="middle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1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123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124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125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objectwithoutfill">
      <style:graphic-properties svg:stroke-width="0.635cm" svg:stroke-color="#b4c7dc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44" style:family="graphic" style:parent-style-name="standard">
      <style:graphic-properties draw:stroke="none" svg:stroke-width="0cm" svg:stroke-color="#b4c7dc" draw:marker-start="Arrow" draw:marker-start-width="1.148cm" draw:marker-end="" draw:marker-end-width="1.248cm" draw:fill="gradient" draw:fill-color="#b4c7dc" draw:fill-gradient-name="Gradient_20_2" draw:gradient-step-count="64" draw:opacity="100%" draw:textarea-horizontal-align="center" draw:textarea-vertical-align="middle" fo:padding-top="0.438cm" fo:padding-bottom="0.438cm" fo:padding-left="0.563cm" fo:padding-right="0.563cm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objectwithoutfill">
      <style:graphic-properties svg:stroke-width="0.635cm" svg:stroke-color="#f7d1d5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93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194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19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22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4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1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opacity="25%"/>
      <style:paragraph-properties fo:text-align="center"/>
    </style:style>
    <style:style style:name="P1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4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5" style:family="paragraph">
      <style:paragraph-properties fo:text-align="center"/>
    </style:style>
    <style:style style:name="P16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17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19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0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22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23" style:family="paragraph">
      <loext:graphic-properties draw:fill="gradient"/>
      <style:paragraph-properties fo:text-align="center"/>
    </style:style>
    <style:style style:name="P24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5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6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7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9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0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2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3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4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6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7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9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0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1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2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43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44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5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7" style:family="paragraph">
      <loext:graphic-properties draw:fill="gradient" draw:fill-color="#b4c7dc" draw:fill-gradient-name="Gradient_20_2" draw:gradient-step-count="64" draw:opacity="100%"/>
      <style:paragraph-properties fo:text-align="center" style:writing-mode="lr-tb"/>
      <style:text-properties fo:font-size="10.5pt" style:font-size-asian="10.5pt" style:font-size-complex="10.5pt"/>
    </style:style>
    <style:style style:name="P4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font-name="Liberation Sans" fo:font-size="10.5pt" fo:font-weight="normal" style:font-size-asian="10.5pt" style:font-size-complex="10.5pt"/>
    </style:style>
    <style:style style:name="P4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font-name="Liberation Sans" fo:font-size="10.5pt" fo:font-weight="normal" style:font-size-asian="10.5pt" style:font-size-complex="10.5pt"/>
    </style:style>
    <style:style style:name="P50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1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2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3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4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5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57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5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9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0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1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2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3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4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65" style:family="paragraph">
      <loext:graphic-properties draw:fill="none" draw:fill-color="#ffffff" draw:opacity="100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6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7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T1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3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6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9pt" fo:language="en" fo:country="US" fo:font-style="normal" fo:text-shadow="none" style:text-underline-style="none" fo:font-weight="bold" style:letter-kerning="true" style:font-name-asian="Noto Sans CJK SC" style:font-size-asian="9pt" style:language-asian="en" style:country-asian="US" style:font-style-asian="normal" style:font-weight-asian="bold" style:font-name-complex="FreeSans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9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ccccc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3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4" style:family="text">
      <style:text-properties fo:color="#000000" loext:opacity="100%" style:font-name="Liberation Sans" fo:font-size="10.5pt" fo:language="en" fo:country="US" fo:font-weight="normal" style:font-size-asian="10.5pt" style:language-asian="en" style:country-asian="US" style:font-weight-asian="bold" style:font-size-complex="10.5pt" style:language-complex="en" style:country-complex="US" style:font-weight-complex="bold"/>
    </style:style>
    <style:style style:name="T15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6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" draw:id="id4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" draw:id="id3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" draw:start-glue-point="0" draw:end-shape="id2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3" draw:start-glue-point="0" draw:end-shape="id4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5" draw:start-glue-point="1" draw:end-shape="id6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2" draw:start-glue-point="0" draw:end-shape="id5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4" draw:start-glue-point="0" draw:end-shape="id6" draw:end-glue-point="2" svg:d="M22463 9806v-2205" svg:viewBox="0 0 1 2206">
          <text:p/>
        </draw:connector>
        <draw:custom-shape draw:style-name="gr12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2" draw:start-glue-point="1" draw:end-shape="id4" draw:end-glue-point="3" svg:d="M9580 10822h10648" svg:viewBox="0 0 10649 1">
          <text:p/>
        </draw:connector>
      </draw:page>
      <draw:page draw:name="page2" draw:style-name="dp1" draw:master-page-name="Default">
        <draw:custom-shape draw:style-name="gr22" draw:text-style-name="P2" xml:id="id11" draw:id="id11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xml:id="id12" draw:id="id12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4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8" xml:id="id8" draw:id="id8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xml:id="id7" draw:id="id7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10" draw:id="id10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xml:id="id9" draw:id="id9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7" draw:start-glue-point="0" draw:end-shape="id8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9" draw:start-glue-point="0" draw:end-shape="id10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11" draw:start-glue-point="1" draw:end-shape="id12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8" draw:start-glue-point="0" draw:end-shape="id11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0" draw:start-glue-point="0" draw:end-shape="id12" draw:end-glue-point="2" svg:d="M22463 9806v-2205" svg:viewBox="0 0 1 2206">
          <text:p/>
        </draw:connector>
        <draw:custom-shape draw:style-name="gr29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8" draw:start-glue-point="1" draw:end-shape="id10" draw:end-glue-point="3" svg:d="M9580 10822h10648" svg:viewBox="0 0 10649 1">
          <text:p/>
        </draw:connector>
        <draw:line draw:style-name="gr38" draw:text-style-name="P16" draw:layer="layout" svg:x1="12.109cm" svg:y1="7.324cm" svg:x2="17.453cm" svg:y2="7.324cm">
          <text:p text:style-name="P15"><text:span text:style-name="T4">Mail System Trust</text:span></text:p>
        </draw:line>
        <draw:line draw:style-name="gr39" draw:text-style-name="P16" draw:layer="layout" svg:x1="12.109cm" svg:y1="11.524cm" svg:x2="17.453cm" svg:y2="11.524cm">
          <text:p text:style-name="P15"><text:span text:style-name="T4">UMA Trust</text:span></text:p>
        </draw:line>
        <draw:line draw:style-name="gr40" draw:text-style-name="P16" draw:layer="layout" svg:x1="12.05cm" svg:y1="5.424cm" svg:x2="17.394cm" svg:y2="5.424cm">
          <text:p text:style-name="P15"><text:span text:style-name="T4">Mail System Data Flow</text:span></text:p>
        </draw:line>
        <draw:line draw:style-name="gr41" draw:text-style-name="P16" draw:layer="layout" svg:x1="12.05cm" svg:y1="9.624cm" svg:x2="17.394cm" svg:y2="9.624cm">
          <text:p text:style-name="P15"><text:span text:style-name="T4">UMA Data Flow</text:span></text:p>
        </draw:line>
      </draw:page>
      <draw:page draw:name="page3" draw:style-name="dp1" draw:master-page-name="Default">
        <draw:custom-shape draw:style-name="gr42" draw:text-style-name="P2" xml:id="id17" draw:id="id17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" xml:id="id18" draw:id="id18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4" draw:text-style-name="P7" draw:layer="layout" svg:width="4.122cm" svg:height="1.023cm" svg:x="14.788cm" svg:y="5.554cm">
          <text:list text:style-name="L1">
            <text:list-header>
              <text:p text:style-name="P6"><text:span text:style-name="T2">Initial Access Token</text:span></text:p>
            </text:list-header>
            <text:list-item>
              <text:p text:style-name="P6"><text:span text:style-name="T2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8" xml:id="id14" draw:id="id14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" xml:id="id13" draw:id="id13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8" xml:id="id16" draw:id="id16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" xml:id="id15" draw:id="id15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3" draw:start-glue-point="0" draw:end-shape="id14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15" draw:start-glue-point="0" draw:end-shape="id16" draw:end-glue-point="2" svg:d="M22488 13904l-25-2066" svg:viewBox="0 0 26 2067">
          <text:p/>
        </draw:connector>
        <draw:connector draw:style-name="gr49" draw:text-style-name="P9" draw:layer="layout" svg:x1="9.58cm" svg:y1="6.585cm" svg:x2="20.228cm" svg:y2="6.585cm" draw:start-shape="id17" draw:start-glue-point="1" draw:end-shape="id18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14" draw:start-glue-point="0" draw:end-shape="id17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6" draw:start-glue-point="0" draw:end-shape="id18" draw:end-glue-point="2" svg:d="M22463 9806v-2205" svg:viewBox="0 0 1 2206">
          <text:p/>
        </draw:connector>
        <draw:custom-shape draw:style-name="gr50" draw:text-style-name="P12" draw:layer="layout" svg:width="5.463cm" svg:height="0.642cm" svg:x="14.724cm" svg:y="9.636cm">
          <text:list text:style-name="L1">
            <text:list-header>
              <text:p text:style-name="P11"><text:span text:style-name="T2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9" draw:text-style-name="P9" draw:layer="layout" svg:x1="9.58cm" svg:y1="10.332cm" svg:x2="20.228cm" svg:y2="10.332cm" draw:start-shape="id14" draw:start-glue-point="6" draw:end-shape="id16" draw:end-glue-point="6" svg:d="M9580 10332h10648" svg:viewBox="0 0 10649 1">
          <text:p/>
        </draw:connector>
        <draw:connector draw:style-name="gr60" draw:text-style-name="P9" draw:layer="layout" svg:x1="9.58cm" svg:y1="11.331cm" svg:x2="20.228cm" svg:y2="11.331cm" draw:start-shape="id14" draw:start-glue-point="7" draw:end-shape="id16" draw:end-glue-point="7" svg:d="M9580 11331h10648" svg:viewBox="0 0 10649 1">
          <text:p/>
        </draw:connector>
        <draw:custom-shape draw:style-name="gr61" draw:text-style-name="P18" draw:layer="layout" svg:width="5.612cm" svg:height="0.642cm" svg:x="14.75cm" svg:y="10.677cm">
          <text:list text:style-name="L1">
            <text:list-header>
              <text:p text:style-name="P17"><text:span text:style-name="T2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4" draw:style-name="dp1" draw:master-page-name="Default">
        <draw:custom-shape draw:style-name="gr62" draw:text-style-name="P19" xml:id="id19" draw:id="id19" draw:layer="layout" svg:width="3.251cm" svg:height="1.473cm" svg:x="2.877cm" svg:y="3.8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9" xml:id="id21" draw:id="id21" draw:layer="layout" svg:width="3.251cm" svg:height="1.473cm" svg:x="7.777cm" svg:y="3.8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Mailbox</text:span></text:p>
            </text:list-item>
            <text:list-item>
              <text:p text:style-name="P3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7" draw:layer="layout" svg:width="1.937cm" svg:height="0.642cm" svg:x="5.994cm" svg:y="2.7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20" xml:id="id23" draw:id="id23" draw:layer="layout" svg:width="3.251cm" svg:height="1.473cm" svg:x="18.78cm" svg:y="3.87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Mail Retrieval Agent</text:span></text:p>
            </text:list-item>
            <text:list-item>
              <text:p text:style-name="P3"><text:span text:style-name="T6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4.881cm" svg:y1="3.334cm" svg:x2="14.885cm" svg:y2="17.573cm">
          <text:p/>
        </draw:line>
        <draw:custom-shape draw:style-name="gr66" draw:text-style-name="P7" draw:layer="layout" svg:width="1.912cm" svg:height="0.642cm" svg:x="21.914cm" svg:y="2.8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7" draw:text-style-name="P22" xml:id="id25" draw:id="id25" draw:layer="layout" svg:width="3.251cm" svg:height="1.473cm" svg:x="23.581cm" svg:y="3.874cm">
          <draw:glue-point draw:id="4" svg:x="-5.031cm" svg:y="-1.887cm"/>
          <draw:glue-point draw:id="5" svg:x="-5.031cm" svg:y="1.853cm"/>
          <text:list text:style-name="L1">
            <text:list-header>
              <text:p text:style-name="P21"><text:span text:style-name="T5">Mail System</text:span></text:p>
            </text:list-header>
            <text:list-item>
              <text:p text:style-name="P21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9" xml:id="id20" draw:id="id20" draw:layer="layout" svg:width="3.251cm" svg:height="1.473cm" svg:x="2.877cm" svg:y="15.3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9" xml:id="id22" draw:id="id22" draw:layer="layout" svg:width="3.251cm" svg:height="1.473cm" svg:x="7.777cm" svg:y="15.3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Mailbox</text:span></text:p>
            </text:list-item>
            <text:list-item>
              <text:p text:style-name="P3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0" xml:id="id24" draw:id="id24" draw:layer="layout" svg:width="3.251cm" svg:height="1.473cm" svg:x="18.78cm" svg:y="15.37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Mail Retrieval Agent</text:span></text:p>
            </text:list-item>
            <text:list-item>
              <text:p text:style-name="P3"><text:span text:style-name="T6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" xml:id="id26" draw:id="id26" draw:layer="layout" svg:width="3.251cm" svg:height="1.473cm" svg:x="23.581cm" svg:y="15.3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5">Mail System</text:span></text:p>
            </text:list-header>
            <text:list-item>
              <text:p text:style-name="P3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23" xml:id="id28" draw:id="id28" draw:layer="layout" draw:type="line" svg:x1="4.502cm" svg:y1="5.345cm" svg:x2="4.502cm" svg:y2="15.372cm" draw:start-shape="id19" draw:start-glue-point="2" draw:end-shape="id20" draw:end-glue-point="0" svg:d="M4502 5345v10027" svg:viewBox="0 0 1 10028">
          <text:p/>
        </draw:connector>
        <draw:connector draw:style-name="gr72" draw:text-style-name="P23" draw:layer="layout" draw:type="line" svg:x1="9.402cm" svg:y1="5.345cm" svg:x2="9.402cm" svg:y2="15.372cm" draw:start-shape="id21" draw:start-glue-point="2" draw:end-shape="id22" draw:end-glue-point="0" svg:d="M9402 5345v10027" svg:viewBox="0 0 1 10028">
          <text:p/>
        </draw:connector>
        <draw:connector draw:style-name="gr72" draw:text-style-name="P23" xml:id="id27" draw:id="id27" draw:layer="layout" draw:type="line" svg:x1="20.405cm" svg:y1="5.343cm" svg:x2="20.405cm" svg:y2="15.37cm" draw:start-shape="id23" draw:start-glue-point="2" draw:end-shape="id24" draw:end-glue-point="0" svg:d="M20405 5343v10027" svg:viewBox="0 0 1 10028">
          <text:p/>
        </draw:connector>
        <draw:connector draw:style-name="gr72" draw:text-style-name="P23" draw:layer="layout" draw:type="line" svg:x1="25.206cm" svg:y1="5.347cm" svg:x2="25.206cm" svg:y2="15.374cm" draw:start-shape="id25" draw:start-glue-point="2" draw:end-shape="id26" draw:end-glue-point="0" svg:d="M25206 5347v10027" svg:viewBox="0 0 1 10028">
          <text:p/>
        </draw:connector>
        <draw:connector draw:style-name="gr73" draw:text-style-name="P23" draw:layer="layout" draw:type="line" svg:x1="25.232cm" svg:y1="6.35cm" svg:x2="20.406cm" svg:y2="6.35cm" svg:d="M25232 6350h-4826" svg:viewBox="0 0 4827 1">
          <text:p/>
        </draw:connector>
        <draw:connector draw:style-name="gr73" draw:text-style-name="P23" draw:layer="layout" draw:type="line" svg:x1="20.38cm" svg:y1="7.594cm" svg:x2="9.382cm" svg:y2="7.594cm" svg:d="M20380 7594h-10998" svg:viewBox="0 0 10999 1">
          <text:p/>
        </draw:connector>
        <draw:connector draw:style-name="gr74" draw:text-style-name="P23" draw:layer="layout" draw:type="line" svg:x1="9.382cm" svg:y1="8.97cm" svg:x2="20.431cm" svg:y2="8.97cm" svg:d="M9382 8970h11049" svg:viewBox="0 0 11050 1">
          <text:p/>
        </draw:connector>
        <draw:connector draw:style-name="gr73" draw:text-style-name="P23" draw:layer="layout" draw:type="line" svg:x1="20.405cm" svg:y1="10.356cm" svg:x2="4.502cm" svg:y2="10.358cm" draw:start-shape="id27" draw:start-glue-point="0" draw:end-shape="id28" draw:end-glue-point="0" svg:d="M20405 10356l-15903 2" svg:viewBox="0 0 15904 3">
          <text:p/>
        </draw:connector>
        <draw:connector draw:style-name="gr75" draw:text-style-name="P23" draw:layer="layout" draw:type="line" svg:x1="4.505cm" svg:y1="11.701cm" svg:x2="20.431cm" svg:y2="11.701cm" svg:d="M4505 11701h15926" svg:viewBox="0 0 15927 1">
          <text:p/>
        </draw:connector>
        <draw:custom-shape draw:style-name="gr76" draw:text-style-name="P7" draw:layer="layout" svg:width="4.1cm" svg:height="0.642cm" svg:x="14.825cm" svg:y="6.928cm">
          <text:list text:style-name="L1">
            <text:list-header>
              <text:p text:style-name="P6"><text:span text:style-name="T2">1. Request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7" draw:text-style-name="P7" draw:layer="layout" svg:width="4.062cm" svg:height="0.642cm" svg:x="9.258cm" svg:y="8.272cm">
          <text:list text:style-name="L1">
            <text:list-header>
              <text:p text:style-name="P6"><text:span text:style-name="T2">2. Permission ticke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8" draw:text-style-name="P7" draw:layer="layout" svg:width="5.502cm" svg:height="0.642cm" svg:x="14.838cm" svg:y="9.672cm">
          <text:list text:style-name="L1">
            <text:list-header>
              <text:p text:style-name="P6"><text:span text:style-name="T2">3. Permission ticket + clai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3" draw:layer="layout" draw:type="line" svg:x1="20.38cm" svg:y1="13.094cm" svg:x2="9.433cm" svg:y2="13.094cm" svg:d="M20380 13094h-10947" svg:viewBox="0 0 10948 1">
          <text:p/>
        </draw:connector>
        <draw:connector draw:style-name="gr74" draw:text-style-name="P23" draw:layer="layout" draw:type="line" svg:x1="9.382cm" svg:y1="14.47cm" svg:x2="20.431cm" svg:y2="14.47cm" svg:d="M9382 14470h11049" svg:viewBox="0 0 11050 1">
          <text:p/>
        </draw:connector>
        <draw:custom-shape draw:style-name="gr79" draw:text-style-name="P7" draw:layer="layout" svg:width="3.216cm" svg:height="0.642cm" svg:x="9.19cm" svg:y="11.011cm">
          <text:list text:style-name="L1">
            <text:list-header>
              <text:p text:style-name="P6"><text:span text:style-name="T2">4. RPT and P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0" draw:text-style-name="P7" draw:layer="layout" svg:width="5.794cm" svg:height="0.642cm" svg:x="14.793cm" svg:y="12.511cm">
          <text:list text:style-name="L1">
            <text:list-header>
              <text:p text:style-name="P6"><text:span text:style-name="T2">5. Request resource with RP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1" draw:text-style-name="P7" draw:layer="layout" svg:width="5.713cm" svg:height="0.642cm" svg:x="9.255cm" svg:y="13.82cm">
          <text:list text:style-name="L1">
            <text:list-header>
              <text:p text:style-name="P6"><text:span text:style-name="T2">6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5" draw:style-name="dp1" draw:master-page-name="Default">
        <draw:custom-shape draw:style-name="gr82" draw:text-style-name="P25" draw:layer="layout" svg:width="4.75cm" svg:height="2.054cm" svg:x="13.5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6" xml:id="id29" draw:id="id29" draw:layer="layout" svg:width="4.758cm" svg:height="1.535cm" svg:x="13.548cm" svg:y="4.704cm">
          <text:list text:style-name="L1">
            <text:list-header>
              <text:p text:style-name="P24"><text:span text:style-name="T2">Email Application</text:span></text:p>
            </text:list-header>
            <text:list-item>
              <text:p text:style-name="P24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927cm" svg:y1="6.239cm" svg:x2="15.931cm" svg:y2="7.785cm" draw:start-shape="id29" draw:start-glue-point="2" draw:end-shape="id30" draw:end-glue-point="0" svg:d="M15927 6239l4 1546" svg:viewBox="0 0 5 1547">
          <text:p/>
        </draw:connector>
        <draw:custom-shape draw:style-name="gr84" draw:text-style-name="P7" draw:layer="layout" svg:width="1.772cm" svg:height="0.642cm" svg:x="15.966cm" svg:y="6.6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5" draw:text-style-name="P25" xml:id="id37" draw:id="id37" draw:layer="layout" svg:width="4.75cm" svg:height="1.321cm" svg:x="13.556cm" svg:y="11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UMA Grant</text:span></text:p>
            </text:list-header>
            <text:list-item>
              <text:p text:style-name="P24"><text:span text:style-name="T2">(needs PC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5" xml:id="id30" draw:id="id30" draw:layer="layout" svg:width="4.75cm" svg:height="1.321cm" svg:x="13.556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Policy API</text:span></text:p>
            </text:list-header>
            <text:list-item>
              <text:p text:style-name="P24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5" xml:id="id33" draw:id="id33" draw:layer="layout" svg:width="2.89cm" svg:height="2.054cm" svg:x="10.66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Protection API</text:span></text:p>
            </text:list-header>
            <text:list-item>
              <text:p text:style-name="P24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6" xml:id="id31" draw:id="id31" draw:layer="layout" svg:width="4.758cm" svg:height="1.535cm" svg:x="13.548cm" svg:y="1.704cm">
          <text:list text:style-name="L1">
            <text:list-header>
              <text:p text:style-name="P24"><text:span text:style-name="T2">Sender</text:span></text:p>
            </text:list-header>
            <text:list-item>
              <text:p text:style-name="P24"><text:span text:style-name="T7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927cm" svg:y1="3.239cm" svg:x2="15.927cm" svg:y2="4.704cm" draw:start-shape="id31" draw:start-glue-point="2" draw:end-shape="id29" draw:end-glue-point="0" svg:d="M15927 3239v1465" svg:viewBox="0 0 1 1466">
          <text:p/>
        </draw:connector>
        <draw:custom-shape draw:style-name="gr89" draw:text-style-name="P7" draw:layer="layout" svg:width="2.424cm" svg:height="0.642cm" svg:x="15.933cm" svg:y="3.54cm">
          <text:list text:style-name="L1">
            <text:list-header>
              <text:p text:style-name="P6"><text:span text:style-name="T2">dele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0" draw:text-style-name="P25" xml:id="id34" draw:id="id34" draw:layer="layout" svg:width="5.588cm" svg:height="2.054cm" svg:x="2.53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Mailbox</text:span></text:p>
            </text:list-header>
            <text:list-item>
              <text:p text:style-name="P24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5" xml:id="id36" draw:id="id36" draw:layer="layout" svg:width="5.588cm" svg:height="1.364cm" svg:x="2.537cm" svg:y="11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Protected Resource</text:span></text:p>
            </text:list-header>
            <text:list-item>
              <text:p text:style-name="P24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25" xml:id="id32" draw:id="id32" draw:layer="layout" svg:width="5.588cm" svg:height="1.321cm" svg:x="2.537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Manage API</text:span></text:p>
            </text:list-header>
            <text:list-item>
              <text:p text:style-name="P24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3" draw:text-style-name="P23" draw:layer="layout" svg:x1="13.548cm" svg:y1="5.471cm" svg:x2="5.331cm" svg:y2="7.785cm" draw:start-shape="id29" draw:start-glue-point="3" draw:end-shape="id32" draw:end-glue-point="0" svg:d="M13548 5471h-8217v2314" svg:viewBox="0 0 8218 2315">
          <text:p/>
        </draw:connector>
        <draw:custom-shape draw:style-name="gr94" draw:text-style-name="P7" draw:layer="layout" svg:width="1.933cm" svg:height="0.642cm" svg:x="8.478cm" svg:y="4.8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3" draw:text-style-name="P23" draw:layer="layout" svg:x1="10.667cm" svg:y1="10.133cm" svg:x2="8.125cm" svg:y2="10.133cm" draw:start-shape="id33" draw:start-glue-point="3" draw:end-shape="id34" draw:end-glue-point="1" svg:d="M10667 10133h-2542" svg:viewBox="0 0 2543 1">
          <text:p/>
        </draw:connector>
        <draw:custom-shape draw:style-name="gr95" draw:text-style-name="P7" draw:layer="layout" svg:width="1.814cm" svg:height="0.642cm" svg:x="8.542cm" svg:y="9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6" draw:text-style-name="P26" xml:id="id35" draw:id="id35" draw:layer="layout" svg:width="4.758cm" svg:height="1.535cm" svg:x="13.548cm" svg:y="14.004cm">
          <text:list text:style-name="L1">
            <text:list-header>
              <text:p text:style-name="P24"><text:span text:style-name="T2">Mail Retrieval Agent</text:span></text:p>
            </text:list-header>
            <text:list-item>
              <text:p text:style-name="P24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6" xml:id="id38" draw:id="id38" draw:layer="layout" svg:width="4.758cm" svg:height="1.535cm" svg:x="13.548cm" svg:y="17.004cm">
          <text:list text:style-name="L1">
            <text:list-header>
              <text:p text:style-name="P24"><text:span text:style-name="T2">Recipient</text:span></text:p>
            </text:list-header>
            <text:list-item>
              <text:p text:style-name="P24"><text:span text:style-name="T7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3" draw:text-style-name="P23" draw:layer="layout" svg:x1="13.548cm" svg:y1="14.771cm" svg:x2="5.331cm" svg:y2="12.513cm" draw:start-shape="id35" draw:start-glue-point="3" draw:end-shape="id36" draw:end-glue-point="2" svg:d="M13548 14771h-8217v-2258" svg:viewBox="0 0 8218 2259">
          <text:p/>
        </draw:connector>
        <draw:custom-shape draw:style-name="gr98" draw:text-style-name="P7" draw:layer="layout" svg:width="1.687cm" svg:height="0.642cm" svg:x="8.615cm" svg:y="14.0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3" draw:text-style-name="P23" draw:layer="layout" draw:type="line" svg:x1="15.927cm" svg:y1="14.004cm" svg:x2="15.931cm" svg:y2="12.481cm" draw:start-shape="id35" draw:start-glue-point="0" draw:end-shape="id37" draw:end-glue-point="2" svg:d="M15927 14004l4-1523" svg:viewBox="0 0 5 1524">
          <text:p/>
        </draw:connector>
        <draw:custom-shape draw:style-name="gr99" draw:text-style-name="P7" draw:layer="layout" svg:width="3.749cm" svg:height="0.642cm" svg:x="15.961cm" svg:y="12.938cm">
          <text:list text:style-name="L1">
            <text:list-header>
              <text:p text:style-name="P6"><text:span text:style-name="T2">push claim toke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3" draw:text-style-name="P23" draw:layer="layout" draw:type="line" svg:x1="15.927cm" svg:y1="17.004cm" svg:x2="15.927cm" svg:y2="15.539cm" draw:start-shape="id38" draw:start-glue-point="0" draw:end-shape="id35" draw:end-glue-point="2" svg:d="M15927 17004v-1465" svg:viewBox="0 0 1 1466">
          <text:p/>
        </draw:connector>
        <draw:custom-shape draw:style-name="gr100" draw:text-style-name="P7" draw:layer="layout" svg:width="2.424cm" svg:height="0.642cm" svg:x="15.925cm" svg:y="15.981cm">
          <text:list text:style-name="L1">
            <text:list-header>
              <text:p text:style-name="P6"><text:span text:style-name="T2">dele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1" draw:text-style-name="P26" xml:id="id39" draw:id="id39" draw:layer="layout" svg:width="5.588cm" svg:height="2.054cm" svg:x="21.7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Email Service</text:span></text:p>
            </text:list-header>
            <text:list-item>
              <text:p text:style-name="P24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2" draw:text-style-name="P23" draw:layer="layout" svg:x1="18.306cm" svg:y1="5.471cm" svg:x2="24.55cm" svg:y2="9.106cm" draw:start-shape="id29" draw:start-glue-point="1" draw:end-shape="id39" draw:end-glue-point="0" svg:d="M18306 5471h6244v3635" svg:viewBox="0 0 6245 3636">
          <text:p/>
        </draw:connector>
        <draw:connector draw:style-name="gr103" draw:text-style-name="P23" draw:layer="layout" svg:x1="24.55cm" svg:y1="11.16cm" svg:x2="18.306cm" svg:y2="14.771cm" draw:start-shape="id39" draw:start-glue-point="2" draw:end-shape="id35" draw:end-glue-point="1" svg:d="M24550 11160v3611h-6244" svg:viewBox="0 0 6245 3612">
          <text:p/>
        </draw:connector>
        <draw:custom-shape draw:style-name="gr104" draw:text-style-name="P7" draw:layer="layout" svg:width="4.977cm" svg:height="0.642cm" svg:x="18.885cm" svg:y="4.835cm">
          <text:list text:style-name="L1">
            <text:list-header>
              <text:p text:style-name="P6"><text:span text:style-name="T2">send authorization emai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5" draw:text-style-name="P7" draw:layer="layout" svg:width="5.548cm" svg:height="0.642cm" svg:x="18.788cm" svg:y="14.056cm">
          <text:list text:style-name="L1">
            <text:list-header>
              <text:p text:style-name="P6"><text:span text:style-name="T2">retrieve authorization emai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6" draw:style-name="dp1" draw:master-page-name="Default">
        <draw:custom-shape draw:style-name="gr106" draw:text-style-name="P29" xml:id="id48" draw:id="id48" draw:layer="layout" svg:width="3.251cm" svg:height="1.473cm" svg:x="4.877cm" svg:y="6.669cm">
          <text:list text:style-name="L1">
            <text:list-header>
              <text:p text:style-name="P27"><text:span text:style-name="T5">MTA</text:span></text:p>
            </text:list-header>
            <text:list-item>
              <text:p text:style-name="P28"><text:span text:style-name="T6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32" xml:id="id49" draw:id="id49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0"><text:span text:style-name="T8">MAA</text:span></text:p>
            </text:list-header>
            <text:list-item>
              <text:p text:style-name="P31"><text:span text:style-name="T9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33" xml:id="id50" draw:id="id50" draw:layer="layout" svg:width="3.251cm" svg:height="1.473cm" svg:x="21.59cm" svg:y="6.669cm">
          <text:list text:style-name="L1">
            <text:list-header>
              <text:p text:style-name="P28"><text:span text:style-name="T5">MTA</text:span></text:p>
            </text:list-header>
            <text:list-item>
              <text:p text:style-name="P28"><text:span text:style-name="T6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09" draw:text-style-name="P35" draw:layer="layout" svg:width="2.479cm" svg:height="0.642cm" svg:x="14.806cm" svg:y="5.354cm">
          <text:list text:style-name="L1">
            <text:list-header>
              <text:p text:style-name="P34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0" draw:text-style-name="P33" xml:id="id40" draw:id="id40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28"><text:span text:style-name="T5">MAA</text:span></text:p>
            </text:list-header>
            <text:list-item>
              <text:p text:style-name="P28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6" draw:layer="layout" svg:width="3.251cm" svg:height="1.473cm" svg:x="4.877cm" svg:y="3.872cm">
          <text:list text:style-name="L1">
            <text:list-header>
              <text:p text:style-name="P28"><text:span text:style-name="T5">UMA/AS</text:span></text:p>
            </text:list-header>
            <text:list-item>
              <text:p text:style-name="P28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37" draw:layer="layout" svg:width="3.251cm" svg:height="1.473cm" svg:x="21.676cm" svg:y="3.872cm">
          <text:list text:style-name="L1">
            <text:list-header>
              <text:p text:style-name="P31"><text:span text:style-name="T8">UMA/AS</text:span></text:p>
            </text:list-header>
            <text:list-item>
              <text:p text:style-name="P31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38" xml:id="id43" draw:id="id43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7"><text:span text:style-name="T5">UMA/MBX</text:span></text:p>
            </text:list-header>
            <text:list-item>
              <text:p text:style-name="P27"><text:span text:style-name="T6">Mailbox</text:span></text:p>
            </text:list-item>
            <text:list-item>
              <text:p text:style-name="P27"><text:span text:style-name="T10">(Resource Server</text:span><text:span text:style-name="T6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29" xml:id="id46" draw:id="id46" draw:layer="layout" svg:width="3.251cm" svg:height="1.535cm" svg:x="4.877cm" svg:y="15.004cm">
          <text:list text:style-name="L1">
            <text:list-header>
              <text:p text:style-name="P27"><text:span text:style-name="T5">Email App</text:span></text:p>
            </text:list-header>
            <text:list-item>
              <text:p text:style-name="P27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39" xml:id="id51" draw:id="id51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1"><text:span text:style-name="T8">UMA/MRA</text:span></text:p>
            </text:list-header>
            <text:list-item>
              <text:p text:style-name="P31"><text:span text:style-name="T9">Mail Retrieval Agent</text:span></text:p>
            </text:list-item>
            <text:list-item>
              <text:p text:style-name="P31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6" draw:text-style-name="P9" draw:layer="layout" draw:type="line" svg:x1="18.602cm" svg:y1="10.047cm" svg:x2="18.602cm" svg:y2="11.204cm" draw:start-shape="id40" draw:start-glue-point="2" draw:end-shape="id41" draw:end-glue-point="0" svg:d="M18602 10047v1157" svg:viewBox="0 0 1 1158">
          <text:p/>
        </draw:connector>
        <draw:custom-shape draw:style-name="gr117" draw:text-style-name="P38" xml:id="id45" draw:id="id45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7"><text:span text:style-name="T5">UMA/MBX</text:span></text:p>
            </text:list-header>
            <text:list-item>
              <text:p text:style-name="P27"><text:span text:style-name="T6">Mailbox</text:span></text:p>
            </text:list-item>
            <text:list-item>
              <text:p text:style-name="P27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40" xml:id="id41" draw:id="id41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28"><text:span text:style-name="T5">UMA/MRA</text:span></text:p>
            </text:list-header>
            <text:list-item>
              <text:p text:style-name="P28"><text:span text:style-name="T6">Mail Retrieval Agent</text:span></text:p>
            </text:list-item>
            <text:list-item>
              <text:p text:style-name="P28"><text:span text:style-name="T10">(</text:span><text:span text:style-name="T6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29" xml:id="id47" draw:id="id47" draw:layer="layout" svg:width="3.251cm" svg:height="1.535cm" svg:x="21.676cm" svg:y="15.004cm">
          <text:list text:style-name="L1">
            <text:list-header>
              <text:p text:style-name="P27"><text:span text:style-name="T5">Email App</text:span></text:p>
            </text:list-header>
            <text:list-item>
              <text:p text:style-name="P27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1" xml:id="id44" draw:id="id44" draw:layer="layout" svg:width="1.932cm" svg:height="1.889cm" svg:x="25.775cm" svg:y="11.03cm">
          <text:list text:style-name="L1">
            <text:list-header>
              <text:p text:style-name="P28"><text:span text:style-name="T3">Data</text:span></text:p>
              <text:p text:style-name="P28"><text:span text:style-name="T12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1" draw:text-style-name="P41" xml:id="id42" draw:id="id42" draw:layer="layout" svg:width="1.923cm" svg:height="1.872cm" svg:x="2.11cm" svg:y="11.03cm">
          <text:list text:style-name="L1">
            <text:list-header>
              <text:p text:style-name="P28"><text:span text:style-name="T3">Data</text:span></text:p>
              <text:p text:style-name="P28"><text:span text:style-name="T12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42" draw:start-glue-point="8" draw:end-shape="id43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7cm" svg:y2="11.971cm" draw:start-shape="id44" draw:start-glue-point="8" draw:end-shape="id45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46" draw:start-glue-point="0" draw:end-shape="id43" draw:end-glue-point="2" svg:d="M6502 15004v-2265" svg:viewBox="0 0 1 2266">
          <text:p/>
        </draw:connector>
        <draw:connector draw:style-name="gr122" draw:text-style-name="P9" draw:layer="layout" draw:type="line" svg:x1="23.301cm" svg:y1="15.004cm" svg:x2="23.301cm" svg:y2="12.739cm" draw:start-shape="id47" draw:start-glue-point="0" draw:end-shape="id45" draw:end-glue-point="2" svg:d="M23301 15004v-2265" svg:viewBox="0 0 1 2266">
          <text:p/>
        </draw:connector>
        <draw:connector draw:style-name="gr123" draw:text-style-name="P10" draw:layer="layout" svg:x1="8.128cm" svg:y1="7.405cm" svg:x2="11.202cm" svg:y2="8.57cm" draw:start-shape="id48" draw:start-glue-point="1" draw:end-shape="id49" draw:end-glue-point="0" svg:d="M8128 7405h3074v1165" svg:viewBox="0 0 3075 1166">
          <text:p/>
        </draw:connector>
        <draw:connector draw:style-name="gr116" draw:text-style-name="P9" draw:layer="layout" svg:x1="21.591cm" svg:y1="7.405cm" svg:x2="18.602cm" svg:y2="8.574cm" draw:start-shape="id50" draw:start-glue-point="3" draw:end-shape="id40" draw:end-glue-point="0" svg:d="M21591 7405h-2989v1169" svg:viewBox="0 0 2990 1170">
          <text:p/>
        </draw:connector>
        <draw:connector draw:style-name="gr49" draw:text-style-name="P9" draw:layer="layout" svg:x1="6.502cm" svg:y1="6.669cm" svg:x2="23.216cm" svg:y2="6.669cm" draw:start-shape="id48" draw:start-glue-point="0" draw:end-shape="id50" draw:end-glue-point="0" svg:d="M6502 6669v-514h16714v514" svg:viewBox="0 0 16715 515">
          <text:p/>
        </draw:connector>
        <draw:connector draw:style-name="gr116" draw:text-style-name="P9" draw:layer="layout" draw:type="line" svg:x1="6.502cm" svg:y1="11.204cm" svg:x2="6.502cm" svg:y2="8.142cm" draw:start-shape="id43" draw:start-glue-point="0" draw:end-shape="id48" draw:end-glue-point="2" svg:d="M6502 11204v-3062" svg:viewBox="0 0 1 3063">
          <text:p/>
        </draw:connector>
        <draw:connector draw:style-name="gr123" draw:text-style-name="P10" draw:layer="layout" svg:x1="11.202cm" svg:y1="10.043cm" svg:x2="11.202cm" svg:y2="11.204cm" draw:start-shape="id49" draw:start-glue-point="2" draw:end-shape="id51" draw:end-glue-point="0" svg:d="M11202 10043v1161" svg:viewBox="0 0 1 1162">
          <text:p/>
        </draw:connector>
        <draw:connector draw:style-name="gr124" draw:text-style-name="P9" draw:layer="layout" draw:type="line" svg:x1="9.577cm" svg:y1="11.971cm" svg:x2="8.128cm" svg:y2="11.971cm" draw:start-shape="id51" draw:start-glue-point="3" draw:end-shape="id43" draw:end-glue-point="1" svg:d="M9577 11971h-1449" svg:viewBox="0 0 1450 1">
          <text:p/>
        </draw:connector>
        <draw:connector draw:style-name="gr123" draw:text-style-name="P10" draw:layer="layout" draw:type="line" svg:x1="23.301cm" svg:y1="11.204cm" svg:x2="23.216cm" svg:y2="8.142cm" draw:start-shape="id45" draw:start-glue-point="0" draw:end-shape="id50" draw:end-glue-point="2" svg:d="M23301 11204l-85-3062" svg:viewBox="0 0 86 3063">
          <text:p/>
        </draw:connector>
        <draw:connector draw:style-name="gr116" draw:text-style-name="P9" draw:layer="layout" draw:type="line" svg:x1="20.228cm" svg:y1="11.971cm" svg:x2="21.676cm" svg:y2="11.971cm" draw:start-shape="id41" draw:start-glue-point="1" draw:end-shape="id45" draw:end-glue-point="3" svg:d="M20228 11971h1448" svg:viewBox="0 0 1449 1">
          <text:p/>
        </draw:connector>
        <draw:connector draw:style-name="gr125" draw:text-style-name="P9" draw:layer="layout" draw:type="lines" draw:line-skew="0.824cm 0.824cm" svg:x1="22.512cm" svg:y1="12.739cm" svg:x2="11.202cm" svg:y2="12.739cm" draw:start-shape="id45" draw:start-glue-point="5" draw:end-shape="id51" draw:end-glue-point="2" svg:d="M22512 12739v1336h-11310v-1336" svg:viewBox="0 0 11311 1337">
          <text:p/>
        </draw:connector>
        <draw:custom-shape draw:style-name="gr126" draw:text-style-name="P43" draw:layer="layout" svg:width="2.195cm" svg:height="0.642cm" svg:x="14.858cm" svg:y="12.478cm">
          <text:list text:style-name="L1">
            <text:list-header>
              <text:p text:style-name="P42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7" draw:text-style-name="P35" draw:layer="layout" svg:width="1.497cm" svg:height="0.642cm" svg:x="6.425cm" svg:y="9.426cm">
          <text:list text:style-name="L1">
            <text:list-header>
              <text:p text:style-name="P34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8" draw:text-style-name="P45" draw:layer="layout" svg:width="1.497cm" svg:height="0.642cm" svg:x="23.229cm" svg:y="9.438cm">
          <text:list text:style-name="L1">
            <text:list-header>
              <text:p text:style-name="P44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9" draw:text-style-name="P45" draw:layer="layout" svg:width="2.487cm" svg:height="0.642cm" svg:x="11.091cm" svg:y="10.196cm">
          <text:list text:style-name="L1">
            <text:list-header>
              <text:p text:style-name="P44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0" draw:text-style-name="P35" draw:layer="layout" svg:width="2.487cm" svg:height="0.642cm" svg:x="18.594cm" svg:y="10.208cm">
          <text:list text:style-name="L1">
            <text:list-header>
              <text:p text:style-name="P34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1" draw:text-style-name="P45" draw:layer="layout" svg:width="1.408cm" svg:height="0.642cm" svg:x="8.165cm" svg:y="11.29cm">
          <text:list text:style-name="L1">
            <text:list-header>
              <text:p text:style-name="P44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2" draw:text-style-name="P35" draw:layer="layout" svg:width="1.408cm" svg:height="0.642cm" svg:x="20.179cm" svg:y="11.302cm">
          <text:list text:style-name="L1">
            <text:list-header>
              <text:p text:style-name="P34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3" draw:text-style-name="P35" draw:layer="layout" svg:width="1.497cm" svg:height="0.642cm" svg:x="19.533cm" svg:y="6.75cm">
          <text:list text:style-name="L1">
            <text:list-header>
              <text:p text:style-name="P34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4" draw:text-style-name="P35" draw:layer="layout" svg:width="1.408cm" svg:height="0.642cm" svg:x="6.379cm" svg:y="13.602cm">
          <text:list text:style-name="L1">
            <text:list-header>
              <text:p text:style-name="P34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5" draw:text-style-name="P35" draw:layer="layout" svg:width="1.408cm" svg:height="0.642cm" svg:x="23.193cm" svg:y="13.614cm">
          <text:list text:style-name="L1">
            <text:list-header>
              <text:p text:style-name="P34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6" draw:text-style-name="P35" draw:layer="layout" svg:width="3.093cm" svg:height="0.642cm" svg:x="4.932cm" svg:y="16.935cm">
          <text:list text:style-name="L1">
            <text:list-header>
              <text:p text:style-name="P34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7" draw:text-style-name="P35" draw:layer="layout" svg:width="2.907cm" svg:height="0.642cm" svg:x="21.928cm" svg:y="16.944cm">
          <text:list text:style-name="L1">
            <text:list-header>
              <text:p text:style-name="P34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8" draw:text-style-name="P35" draw:layer="layout" svg:width="1.937cm" svg:height="0.642cm" svg:x="5.505cm" svg:y="3.169cm">
          <text:list text:style-name="L1">
            <text:list-header>
              <text:p text:style-name="P34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9" draw:text-style-name="P35" draw:layer="layout" svg:width="1.912cm" svg:height="0.642cm" svg:x="22.312cm" svg:y="3.21cm">
          <text:list text:style-name="L1">
            <text:list-header>
              <text:p text:style-name="P34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0" draw:text-style-name="P9" draw:layer="layout" svg:x1="7.318cm" svg:y1="12.733cm" svg:x2="18.602cm" svg:y2="12.739cm" draw:start-shape="id43" draw:start-glue-point="5" draw:end-shape="id41" draw:end-glue-point="2" svg:d="M7318 12733v518h11284v-512" svg:viewBox="0 0 11285 519">
          <text:p/>
        </draw:connector>
        <draw:custom-shape draw:style-name="gr141" draw:text-style-name="P46" draw:layer="layout" svg:width="2.195cm" svg:height="0.642cm" svg:x="14.86cm" svg:y="13.487cm">
          <text:list text:style-name="L1">
            <text:list-header>
              <text:p text:style-name="P44"><text:span text:style-name="T13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2" draw:text-style-name="P46" draw:layer="layout" svg:width="1.497cm" svg:height="0.642cm" svg:x="8.937cm" svg:y="6.762cm">
          <text:list text:style-name="L1">
            <text:list-header>
              <text:p text:style-name="P44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43" draw:text-style-name="P16" draw:layer="layout" svg:x1="12.068cm" svg:y1="7.024cm" svg:x2="17.412cm" svg:y2="7.024cm">
          <text:p text:style-name="P15"><text:span text:style-name="T4">Mail Trust</text:span></text:p>
        </draw:line>
        <draw:g>
          <draw:polygon draw:style-name="gr144" draw:text-style-name="P47" draw:layer="layout" svg:width="5.343cm" svg:height="1.147cm" svg:x="12.028cm" svg:y="10.05cm" svg:viewBox="0 0 5344 1148" draw:points="5344,257 5344,574 5344,892 1722,892 1722,1148 0,574 1722,0 1722,257">
            <text:p/>
          </draw:polygon>
        </draw:g>
        <draw:custom-shape draw:style-name="gr145" draw:text-style-name="P49" draw:layer="layout" svg:width="3.398cm" svg:height="0.705cm" svg:x="13.083cm" svg:y="10.277cm">
          <text:list text:style-name="L1">
            <text:list-header>
              <text:p text:style-name="P48"><text:span text:style-name="T14">Mail to UMA 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46" draw:text-style-name="P16" draw:layer="layout" svg:x1="12.058cm" svg:y1="14.936cm" svg:x2="17.402cm" svg:y2="14.936cm">
          <text:p text:style-name="P15"><text:span text:style-name="T4">UMA Trust</text:span></text:p>
        </draw:line>
      </draw:page>
      <draw:page draw:name="page7" draw:style-name="dp1" draw:master-page-name="Default">
        <draw:custom-shape draw:style-name="gr147" draw:text-style-name="P29" xml:id="id60" draw:id="id60" draw:layer="layout" svg:width="3.251cm" svg:height="1.473cm" svg:x="4.877cm" svg:y="6.669cm">
          <text:list text:style-name="L1">
            <text:list-header>
              <text:p text:style-name="P27"><text:span text:style-name="T5">MTA</text:span></text:p>
            </text:list-header>
            <text:list-item>
              <text:p text:style-name="P28"><text:span text:style-name="T6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32" xml:id="id61" draw:id="id61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0"><text:span text:style-name="T8">MAA</text:span></text:p>
            </text:list-header>
            <text:list-item>
              <text:p text:style-name="P31"><text:span text:style-name="T9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33" xml:id="id62" draw:id="id62" draw:layer="layout" svg:width="3.251cm" svg:height="1.473cm" svg:x="21.59cm" svg:y="6.669cm">
          <text:list text:style-name="L1">
            <text:list-header>
              <text:p text:style-name="P28"><text:span text:style-name="T5">MTA</text:span></text:p>
            </text:list-header>
            <text:list-item>
              <text:p text:style-name="P28"><text:span text:style-name="T6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50" draw:text-style-name="P35" draw:layer="layout" svg:width="2.479cm" svg:height="0.642cm" svg:x="14.806cm" svg:y="5.354cm">
          <text:list text:style-name="L1">
            <text:list-header>
              <text:p text:style-name="P34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1" draw:text-style-name="P33" xml:id="id52" draw:id="id52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28"><text:span text:style-name="T5">MAA</text:span></text:p>
            </text:list-header>
            <text:list-item>
              <text:p text:style-name="P28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36" draw:layer="layout" svg:width="3.251cm" svg:height="1.473cm" svg:x="4.877cm" svg:y="3.872cm">
          <text:list text:style-name="L1">
            <text:list-header>
              <text:p text:style-name="P28"><text:span text:style-name="T5">UMA/AS</text:span></text:p>
            </text:list-header>
            <text:list-item>
              <text:p text:style-name="P28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37" draw:layer="layout" svg:width="3.251cm" svg:height="1.473cm" svg:x="21.676cm" svg:y="3.872cm">
          <text:list text:style-name="L1">
            <text:list-header>
              <text:p text:style-name="P31"><text:span text:style-name="T8">UMA/AS</text:span></text:p>
            </text:list-header>
            <text:list-item>
              <text:p text:style-name="P31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38" xml:id="id55" draw:id="id55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7"><text:span text:style-name="T5">UMA/MBX</text:span></text:p>
            </text:list-header>
            <text:list-item>
              <text:p text:style-name="P27"><text:span text:style-name="T6">Mailbox</text:span></text:p>
            </text:list-item>
            <text:list-item>
              <text:p text:style-name="P27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29" xml:id="id58" draw:id="id58" draw:layer="layout" svg:width="3.251cm" svg:height="1.535cm" svg:x="4.877cm" svg:y="15.004cm">
          <text:list text:style-name="L1">
            <text:list-header>
              <text:p text:style-name="P27"><text:span text:style-name="T5">Email App</text:span></text:p>
            </text:list-header>
            <text:list-item>
              <text:p text:style-name="P27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39" xml:id="id63" draw:id="id63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1"><text:span text:style-name="T8">UMA/MRA</text:span></text:p>
            </text:list-header>
            <text:list-item>
              <text:p text:style-name="P31"><text:span text:style-name="T9">Mail Retrieval Agent</text:span></text:p>
            </text:list-item>
            <text:list-item>
              <text:p text:style-name="P31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6" draw:text-style-name="P9" draw:layer="layout" draw:type="line" svg:x1="18.602cm" svg:y1="10.047cm" svg:x2="18.602cm" svg:y2="11.204cm" draw:start-shape="id52" draw:start-glue-point="2" draw:end-shape="id53" draw:end-glue-point="0" svg:d="M18602 10047v1157" svg:viewBox="0 0 1 1158">
          <text:p/>
        </draw:connector>
        <draw:custom-shape draw:style-name="gr157" draw:text-style-name="P38" xml:id="id57" draw:id="id57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7"><text:span text:style-name="T5">UMA/MBX</text:span></text:p>
            </text:list-header>
            <text:list-item>
              <text:p text:style-name="P27"><text:span text:style-name="T6">Mailbox</text:span></text:p>
            </text:list-item>
            <text:list-item>
              <text:p text:style-name="P27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40" xml:id="id53" draw:id="id53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28"><text:span text:style-name="T5">UMA/MRA</text:span></text:p>
            </text:list-header>
            <text:list-item>
              <text:p text:style-name="P28"><text:span text:style-name="T6">Mail Retrieval Agent</text:span></text:p>
            </text:list-item>
            <text:list-item>
              <text:p text:style-name="P28"><text:span text:style-name="T10">(</text:span><text:span text:style-name="T6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29" xml:id="id59" draw:id="id59" draw:layer="layout" svg:width="3.251cm" svg:height="1.535cm" svg:x="21.676cm" svg:y="15.004cm">
          <text:list text:style-name="L1">
            <text:list-header>
              <text:p text:style-name="P27"><text:span text:style-name="T5">Email App</text:span></text:p>
            </text:list-header>
            <text:list-item>
              <text:p text:style-name="P27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41" xml:id="id56" draw:id="id56" draw:layer="layout" svg:width="1.932cm" svg:height="1.889cm" svg:x="25.775cm" svg:y="11.03cm">
          <text:list text:style-name="L1">
            <text:list-header>
              <text:p text:style-name="P28"><text:span text:style-name="T3">Data</text:span></text:p>
              <text:p text:style-name="P28"><text:span text:style-name="T12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61" draw:text-style-name="P41" xml:id="id54" draw:id="id54" draw:layer="layout" svg:width="1.923cm" svg:height="1.872cm" svg:x="2.11cm" svg:y="11.03cm">
          <text:list text:style-name="L1">
            <text:list-header>
              <text:p text:style-name="P28"><text:span text:style-name="T3">Data</text:span></text:p>
              <text:p text:style-name="P28"><text:span text:style-name="T12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54" draw:start-glue-point="8" draw:end-shape="id55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7cm" svg:y2="11.971cm" draw:start-shape="id56" draw:start-glue-point="8" draw:end-shape="id57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58" draw:start-glue-point="0" draw:end-shape="id55" draw:end-glue-point="2" svg:d="M6502 15004v-2265" svg:viewBox="0 0 1 2266">
          <text:p/>
        </draw:connector>
        <draw:connector draw:style-name="gr122" draw:text-style-name="P9" draw:layer="layout" draw:type="line" svg:x1="23.301cm" svg:y1="15.004cm" svg:x2="23.301cm" svg:y2="12.739cm" draw:start-shape="id59" draw:start-glue-point="0" draw:end-shape="id57" draw:end-glue-point="2" svg:d="M23301 15004v-2265" svg:viewBox="0 0 1 2266">
          <text:p/>
        </draw:connector>
        <draw:connector draw:style-name="gr123" draw:text-style-name="P10" draw:layer="layout" svg:x1="8.128cm" svg:y1="7.405cm" svg:x2="11.202cm" svg:y2="8.57cm" draw:start-shape="id60" draw:start-glue-point="1" draw:end-shape="id61" draw:end-glue-point="0" svg:d="M8128 7405h3074v1165" svg:viewBox="0 0 3075 1166">
          <text:p/>
        </draw:connector>
        <draw:connector draw:style-name="gr116" draw:text-style-name="P9" draw:layer="layout" svg:x1="21.591cm" svg:y1="7.405cm" svg:x2="18.602cm" svg:y2="8.574cm" draw:start-shape="id62" draw:start-glue-point="3" draw:end-shape="id52" draw:end-glue-point="0" svg:d="M21591 7405h-2989v1169" svg:viewBox="0 0 2990 1170">
          <text:p/>
        </draw:connector>
        <draw:connector draw:style-name="gr49" draw:text-style-name="P9" draw:layer="layout" svg:x1="6.502cm" svg:y1="6.669cm" svg:x2="23.216cm" svg:y2="6.669cm" draw:start-shape="id60" draw:start-glue-point="0" draw:end-shape="id62" draw:end-glue-point="0" svg:d="M6502 6669v-514h16714v514" svg:viewBox="0 0 16715 515">
          <text:p/>
        </draw:connector>
        <draw:connector draw:style-name="gr116" draw:text-style-name="P9" draw:layer="layout" draw:type="line" svg:x1="6.502cm" svg:y1="11.204cm" svg:x2="6.502cm" svg:y2="8.142cm" draw:start-shape="id55" draw:start-glue-point="0" draw:end-shape="id60" draw:end-glue-point="2" svg:d="M6502 11204v-3062" svg:viewBox="0 0 1 3063">
          <text:p/>
        </draw:connector>
        <draw:connector draw:style-name="gr123" draw:text-style-name="P10" draw:layer="layout" svg:x1="11.202cm" svg:y1="10.043cm" svg:x2="11.202cm" svg:y2="11.204cm" draw:start-shape="id61" draw:start-glue-point="2" draw:end-shape="id63" draw:end-glue-point="0" svg:d="M11202 10043v1161" svg:viewBox="0 0 1 1162">
          <text:p/>
        </draw:connector>
        <draw:connector draw:style-name="gr124" draw:text-style-name="P9" draw:layer="layout" draw:type="line" svg:x1="9.577cm" svg:y1="11.971cm" svg:x2="8.128cm" svg:y2="11.971cm" draw:start-shape="id63" draw:start-glue-point="3" draw:end-shape="id55" draw:end-glue-point="1" svg:d="M9577 11971h-1449" svg:viewBox="0 0 1450 1">
          <text:p/>
        </draw:connector>
        <draw:connector draw:style-name="gr123" draw:text-style-name="P10" draw:layer="layout" draw:type="line" svg:x1="23.301cm" svg:y1="11.204cm" svg:x2="23.216cm" svg:y2="8.142cm" draw:start-shape="id57" draw:start-glue-point="0" draw:end-shape="id62" draw:end-glue-point="2" svg:d="M23301 11204l-85-3062" svg:viewBox="0 0 86 3063">
          <text:p/>
        </draw:connector>
        <draw:connector draw:style-name="gr116" draw:text-style-name="P9" draw:layer="layout" draw:type="line" svg:x1="20.228cm" svg:y1="11.971cm" svg:x2="21.676cm" svg:y2="11.971cm" draw:start-shape="id53" draw:start-glue-point="1" draw:end-shape="id57" draw:end-glue-point="3" svg:d="M20228 11971h1448" svg:viewBox="0 0 1449 1">
          <text:p/>
        </draw:connector>
        <draw:connector draw:style-name="gr125" draw:text-style-name="P9" draw:layer="layout" draw:type="lines" draw:line-skew="0.824cm 0.824cm" svg:x1="22.512cm" svg:y1="12.739cm" svg:x2="11.202cm" svg:y2="12.739cm" draw:start-shape="id57" draw:start-glue-point="5" draw:end-shape="id63" draw:end-glue-point="2" svg:d="M22512 12739v1336h-11310v-1336" svg:viewBox="0 0 11311 1337">
          <text:p/>
        </draw:connector>
        <draw:custom-shape draw:style-name="gr162" draw:text-style-name="P43" draw:layer="layout" svg:width="2.195cm" svg:height="0.642cm" svg:x="14.858cm" svg:y="12.478cm">
          <text:list text:style-name="L1">
            <text:list-header>
              <text:p text:style-name="P42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3" draw:text-style-name="P35" draw:layer="layout" svg:width="1.497cm" svg:height="0.642cm" svg:x="6.425cm" svg:y="9.426cm">
          <text:list text:style-name="L1">
            <text:list-header>
              <text:p text:style-name="P34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4" draw:text-style-name="P45" draw:layer="layout" svg:width="1.497cm" svg:height="0.642cm" svg:x="23.229cm" svg:y="9.438cm">
          <text:list text:style-name="L1">
            <text:list-header>
              <text:p text:style-name="P44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5" draw:text-style-name="P45" draw:layer="layout" svg:width="2.487cm" svg:height="0.642cm" svg:x="11.091cm" svg:y="10.196cm">
          <text:list text:style-name="L1">
            <text:list-header>
              <text:p text:style-name="P44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6" draw:text-style-name="P35" draw:layer="layout" svg:width="2.487cm" svg:height="0.642cm" svg:x="18.594cm" svg:y="10.208cm">
          <text:list text:style-name="L1">
            <text:list-header>
              <text:p text:style-name="P34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7" draw:text-style-name="P45" draw:layer="layout" svg:width="1.408cm" svg:height="0.642cm" svg:x="8.165cm" svg:y="11.29cm">
          <text:list text:style-name="L1">
            <text:list-header>
              <text:p text:style-name="P44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8" draw:text-style-name="P35" draw:layer="layout" svg:width="1.408cm" svg:height="0.642cm" svg:x="20.179cm" svg:y="11.302cm">
          <text:list text:style-name="L1">
            <text:list-header>
              <text:p text:style-name="P34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9" draw:text-style-name="P35" draw:layer="layout" svg:width="1.497cm" svg:height="0.642cm" svg:x="19.533cm" svg:y="6.75cm">
          <text:list text:style-name="L1">
            <text:list-header>
              <text:p text:style-name="P34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0" draw:text-style-name="P35" draw:layer="layout" svg:width="1.408cm" svg:height="0.642cm" svg:x="6.379cm" svg:y="13.602cm">
          <text:list text:style-name="L1">
            <text:list-header>
              <text:p text:style-name="P34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1" draw:text-style-name="P35" draw:layer="layout" svg:width="1.408cm" svg:height="0.642cm" svg:x="23.193cm" svg:y="13.614cm">
          <text:list text:style-name="L1">
            <text:list-header>
              <text:p text:style-name="P34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2" draw:text-style-name="P35" draw:layer="layout" svg:width="3.093cm" svg:height="0.642cm" svg:x="4.932cm" svg:y="16.935cm">
          <text:list text:style-name="L1">
            <text:list-header>
              <text:p text:style-name="P34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3" draw:text-style-name="P35" draw:layer="layout" svg:width="2.907cm" svg:height="0.642cm" svg:x="21.928cm" svg:y="16.944cm">
          <text:list text:style-name="L1">
            <text:list-header>
              <text:p text:style-name="P34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4" draw:text-style-name="P35" draw:layer="layout" svg:width="1.937cm" svg:height="0.642cm" svg:x="5.505cm" svg:y="3.169cm">
          <text:list text:style-name="L1">
            <text:list-header>
              <text:p text:style-name="P34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5" draw:text-style-name="P35" draw:layer="layout" svg:width="1.912cm" svg:height="0.642cm" svg:x="22.312cm" svg:y="3.21cm">
          <text:list text:style-name="L1">
            <text:list-header>
              <text:p text:style-name="P34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0" draw:text-style-name="P9" draw:layer="layout" svg:x1="7.318cm" svg:y1="12.733cm" svg:x2="18.602cm" svg:y2="12.739cm" draw:start-shape="id55" draw:start-glue-point="5" draw:end-shape="id53" draw:end-glue-point="2" svg:d="M7318 12733v518h11284v-512" svg:viewBox="0 0 11285 519">
          <text:p/>
        </draw:connector>
        <draw:custom-shape draw:style-name="gr176" draw:text-style-name="P46" draw:layer="layout" svg:width="2.195cm" svg:height="0.642cm" svg:x="14.86cm" svg:y="13.487cm">
          <text:list text:style-name="L1">
            <text:list-header>
              <text:p text:style-name="P44"><text:span text:style-name="T13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7" draw:text-style-name="P46" draw:layer="layout" svg:width="1.497cm" svg:height="0.642cm" svg:x="8.937cm" svg:y="6.762cm">
          <text:list text:style-name="L1">
            <text:list-header>
              <text:p text:style-name="P44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8" draw:style-name="dp1" draw:master-page-name="Default">
        <draw:custom-shape draw:style-name="gr178" draw:text-style-name="P29" xml:id="id72" draw:id="id72" draw:layer="layout" svg:width="3.251cm" svg:height="1.473cm" svg:x="4.877cm" svg:y="6.669cm">
          <text:list text:style-name="L1">
            <text:list-header>
              <text:p text:style-name="P27"><text:span text:style-name="T5">MTA</text:span></text:p>
            </text:list-header>
            <text:list-item>
              <text:p text:style-name="P28"><text:span text:style-name="T6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32" xml:id="id73" draw:id="id73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0"><text:span text:style-name="T8">MAA</text:span></text:p>
            </text:list-header>
            <text:list-item>
              <text:p text:style-name="P31"><text:span text:style-name="T9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33" xml:id="id74" draw:id="id74" draw:layer="layout" svg:width="3.251cm" svg:height="1.473cm" svg:x="21.59cm" svg:y="6.669cm">
          <text:list text:style-name="L1">
            <text:list-header>
              <text:p text:style-name="P28"><text:span text:style-name="T5">MTA</text:span></text:p>
            </text:list-header>
            <text:list-item>
              <text:p text:style-name="P28"><text:span text:style-name="T6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81" draw:text-style-name="P35" draw:layer="layout" svg:width="2.479cm" svg:height="0.642cm" svg:x="14.806cm" svg:y="5.354cm">
          <text:list text:style-name="L1">
            <text:list-header>
              <text:p text:style-name="P34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2" draw:text-style-name="P50" xml:id="id64" draw:id="id64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31"><text:span text:style-name="T8">MAA</text:span></text:p>
            </text:list-header>
            <text:list-item>
              <text:p text:style-name="P31"><text:span text:style-name="T9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36" draw:layer="layout" svg:width="3.251cm" svg:height="1.473cm" svg:x="4.877cm" svg:y="3.872cm">
          <text:list text:style-name="L1">
            <text:list-header>
              <text:p text:style-name="P28"><text:span text:style-name="T5">UMA/AS</text:span></text:p>
            </text:list-header>
            <text:list-item>
              <text:p text:style-name="P28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37" draw:layer="layout" svg:width="3.251cm" svg:height="1.473cm" svg:x="21.676cm" svg:y="3.872cm">
          <text:list text:style-name="L1">
            <text:list-header>
              <text:p text:style-name="P31"><text:span text:style-name="T8">UMA/AS</text:span></text:p>
            </text:list-header>
            <text:list-item>
              <text:p text:style-name="P31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38" xml:id="id67" draw:id="id67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7"><text:span text:style-name="T5">UMA/MBX</text:span></text:p>
            </text:list-header>
            <text:list-item>
              <text:p text:style-name="P27"><text:span text:style-name="T6">Mailbox</text:span></text:p>
            </text:list-item>
            <text:list-item>
              <text:p text:style-name="P27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29" xml:id="id70" draw:id="id70" draw:layer="layout" svg:width="3.251cm" svg:height="1.535cm" svg:x="4.877cm" svg:y="15.004cm">
          <text:list text:style-name="L1">
            <text:list-header>
              <text:p text:style-name="P27"><text:span text:style-name="T5">Email App</text:span></text:p>
            </text:list-header>
            <text:list-item>
              <text:p text:style-name="P27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39" xml:id="id75" draw:id="id75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1"><text:span text:style-name="T8">UMA/MRA</text:span></text:p>
            </text:list-header>
            <text:list-item>
              <text:p text:style-name="P31"><text:span text:style-name="T9">Mail Retrieval Agent</text:span></text:p>
            </text:list-item>
            <text:list-item>
              <text:p text:style-name="P31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4" draw:text-style-name="P9" draw:layer="layout" draw:type="line" svg:x1="18.602cm" svg:y1="10.047cm" svg:x2="18.602cm" svg:y2="11.204cm" draw:start-shape="id64" draw:start-glue-point="2" draw:end-shape="id65" draw:end-glue-point="0" svg:d="M18602 10047v1157" svg:viewBox="0 0 1 1158">
          <text:p/>
        </draw:connector>
        <draw:custom-shape draw:style-name="gr188" draw:text-style-name="P51" xml:id="id69" draw:id="id69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0"><text:span text:style-name="T8">UMA/MBX</text:span></text:p>
            </text:list-header>
            <text:list-item>
              <text:p text:style-name="P30"><text:span text:style-name="T9">Mailbox</text:span></text:p>
            </text:list-item>
            <text:list-item>
              <text:p text:style-name="P30"><text:span text:style-name="T9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39" xml:id="id65" draw:id="id65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1"><text:span text:style-name="T8">UMA/MRA</text:span></text:p>
            </text:list-header>
            <text:list-item>
              <text:p text:style-name="P31"><text:span text:style-name="T9">Mail Retrieval Agent</text:span></text:p>
            </text:list-item>
            <text:list-item>
              <text:p text:style-name="P31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32" xml:id="id71" draw:id="id71" draw:layer="layout" svg:width="3.251cm" svg:height="1.535cm" svg:x="21.676cm" svg:y="15.004cm">
          <text:list text:style-name="L1">
            <text:list-header>
              <text:p text:style-name="P30"><text:span text:style-name="T8">Email App</text:span></text:p>
            </text:list-header>
            <text:list-item>
              <text:p text:style-name="P30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52" xml:id="id68" draw:id="id68" draw:layer="layout" svg:width="1.932cm" svg:height="1.889cm" svg:x="25.775cm" svg:y="11.03cm">
          <text:list text:style-name="L1">
            <text:list-header>
              <text:p text:style-name="P31"><text:span text:style-name="T15">Data</text:span></text:p>
              <text:p text:style-name="P31"><text:span text:style-name="T16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92" draw:text-style-name="P41" xml:id="id66" draw:id="id66" draw:layer="layout" svg:width="1.923cm" svg:height="1.872cm" svg:x="2.11cm" svg:y="11.03cm">
          <text:list text:style-name="L1">
            <text:list-header>
              <text:p text:style-name="P28"><text:span text:style-name="T3">Data</text:span></text:p>
              <text:p text:style-name="P28"><text:span text:style-name="T12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66" draw:start-glue-point="8" draw:end-shape="id67" draw:end-glue-point="3" svg:d="M4033 11966l844 5" svg:viewBox="0 0 845 6">
          <text:p/>
        </draw:connector>
        <draw:connector draw:style-name="gr193" draw:text-style-name="P9" draw:layer="layout" draw:type="line" svg:x1="25.775cm" svg:y1="11.974cm" svg:x2="24.927cm" svg:y2="11.971cm" draw:start-shape="id68" draw:start-glue-point="8" draw:end-shape="id69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70" draw:start-glue-point="0" draw:end-shape="id67" draw:end-glue-point="2" svg:d="M6502 15004v-2265" svg:viewBox="0 0 1 2266">
          <text:p/>
        </draw:connector>
        <draw:connector draw:style-name="gr194" draw:text-style-name="P9" draw:layer="layout" draw:type="line" svg:x1="23.301cm" svg:y1="15.004cm" svg:x2="23.301cm" svg:y2="12.739cm" draw:start-shape="id71" draw:start-glue-point="0" draw:end-shape="id69" draw:end-glue-point="2" svg:d="M23301 15004v-2265" svg:viewBox="0 0 1 2266">
          <text:p/>
        </draw:connector>
        <draw:connector draw:style-name="gr123" draw:text-style-name="P10" draw:layer="layout" svg:x1="8.128cm" svg:y1="7.405cm" svg:x2="11.202cm" svg:y2="8.57cm" draw:start-shape="id72" draw:start-glue-point="1" draw:end-shape="id73" draw:end-glue-point="0" svg:d="M8128 7405h3074v1165" svg:viewBox="0 0 3075 1166">
          <text:p/>
        </draw:connector>
        <draw:connector draw:style-name="gr124" draw:text-style-name="P9" draw:layer="layout" svg:x1="21.591cm" svg:y1="7.405cm" svg:x2="18.602cm" svg:y2="8.574cm" draw:start-shape="id74" draw:start-glue-point="3" draw:end-shape="id64" draw:end-glue-point="0" svg:d="M21591 7405h-2989v1169" svg:viewBox="0 0 2990 1170">
          <text:p/>
        </draw:connector>
        <draw:connector draw:style-name="gr49" draw:text-style-name="P9" draw:layer="layout" svg:x1="6.502cm" svg:y1="6.669cm" svg:x2="23.216cm" svg:y2="6.669cm" draw:start-shape="id72" draw:start-glue-point="0" draw:end-shape="id74" draw:end-glue-point="0" svg:d="M6502 6669v-514h16714v514" svg:viewBox="0 0 16715 515">
          <text:p/>
        </draw:connector>
        <draw:connector draw:style-name="gr116" draw:text-style-name="P9" draw:layer="layout" draw:type="line" svg:x1="6.502cm" svg:y1="11.204cm" svg:x2="6.502cm" svg:y2="8.142cm" draw:start-shape="id67" draw:start-glue-point="0" draw:end-shape="id72" draw:end-glue-point="2" svg:d="M6502 11204v-3062" svg:viewBox="0 0 1 3063">
          <text:p/>
        </draw:connector>
        <draw:connector draw:style-name="gr123" draw:text-style-name="P10" draw:layer="layout" svg:x1="11.202cm" svg:y1="10.043cm" svg:x2="11.202cm" svg:y2="11.204cm" draw:start-shape="id73" draw:start-glue-point="2" draw:end-shape="id75" draw:end-glue-point="0" svg:d="M11202 10043v1161" svg:viewBox="0 0 1 1162">
          <text:p/>
        </draw:connector>
        <draw:connector draw:style-name="gr124" draw:text-style-name="P9" draw:layer="layout" draw:type="line" svg:x1="9.577cm" svg:y1="11.971cm" svg:x2="8.128cm" svg:y2="11.971cm" draw:start-shape="id75" draw:start-glue-point="3" draw:end-shape="id67" draw:end-glue-point="1" svg:d="M9577 11971h-1449" svg:viewBox="0 0 1450 1">
          <text:p/>
        </draw:connector>
        <draw:connector draw:style-name="gr123" draw:text-style-name="P10" draw:layer="layout" draw:type="line" svg:x1="23.301cm" svg:y1="11.204cm" svg:x2="23.216cm" svg:y2="8.142cm" draw:start-shape="id69" draw:start-glue-point="0" draw:end-shape="id74" draw:end-glue-point="2" svg:d="M23301 11204l-85-3062" svg:viewBox="0 0 86 3063">
          <text:p/>
        </draw:connector>
        <draw:connector draw:style-name="gr124" draw:text-style-name="P9" draw:layer="layout" draw:type="line" svg:x1="20.228cm" svg:y1="11.971cm" svg:x2="21.676cm" svg:y2="11.971cm" draw:start-shape="id65" draw:start-glue-point="1" draw:end-shape="id69" draw:end-glue-point="3" svg:d="M20228 11971h1448" svg:viewBox="0 0 1449 1">
          <text:p/>
        </draw:connector>
        <draw:connector draw:style-name="gr125" draw:text-style-name="P9" draw:layer="layout" draw:type="lines" draw:line-skew="0.824cm 0.824cm" svg:x1="22.512cm" svg:y1="12.739cm" svg:x2="11.202cm" svg:y2="12.739cm" draw:start-shape="id69" draw:start-glue-point="5" draw:end-shape="id75" draw:end-glue-point="2" svg:d="M22512 12739v1336h-11310v-1336" svg:viewBox="0 0 11311 1337">
          <text:p/>
        </draw:connector>
        <draw:custom-shape draw:style-name="gr195" draw:text-style-name="P45" draw:layer="layout" svg:width="2.195cm" svg:height="0.642cm" svg:x="14.858cm" svg:y="12.478cm">
          <text:list text:style-name="L1">
            <text:list-header>
              <text:p text:style-name="P44"><text:span text:style-name="T13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6" draw:text-style-name="P35" draw:layer="layout" svg:width="1.497cm" svg:height="0.642cm" svg:x="6.425cm" svg:y="9.426cm">
          <text:list text:style-name="L1">
            <text:list-header>
              <text:p text:style-name="P34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7" draw:text-style-name="P45" draw:layer="layout" svg:width="1.497cm" svg:height="0.642cm" svg:x="23.229cm" svg:y="9.438cm">
          <text:list text:style-name="L1">
            <text:list-header>
              <text:p text:style-name="P44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8" draw:text-style-name="P45" draw:layer="layout" svg:width="2.487cm" svg:height="0.642cm" svg:x="11.091cm" svg:y="10.196cm">
          <text:list text:style-name="L1">
            <text:list-header>
              <text:p text:style-name="P44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9" draw:text-style-name="P45" draw:layer="layout" svg:width="2.487cm" svg:height="0.642cm" svg:x="18.594cm" svg:y="10.208cm">
          <text:list text:style-name="L1">
            <text:list-header>
              <text:p text:style-name="P44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0" draw:text-style-name="P45" draw:layer="layout" svg:width="1.408cm" svg:height="0.642cm" svg:x="8.165cm" svg:y="11.29cm">
          <text:list text:style-name="L1">
            <text:list-header>
              <text:p text:style-name="P44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45" draw:layer="layout" svg:width="1.408cm" svg:height="0.642cm" svg:x="20.179cm" svg:y="11.302cm">
          <text:list text:style-name="L1">
            <text:list-header>
              <text:p text:style-name="P44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2" draw:text-style-name="P45" draw:layer="layout" svg:width="1.497cm" svg:height="0.642cm" svg:x="19.533cm" svg:y="6.75cm">
          <text:list text:style-name="L1">
            <text:list-header>
              <text:p text:style-name="P44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3" draw:text-style-name="P35" draw:layer="layout" svg:width="1.408cm" svg:height="0.642cm" svg:x="6.379cm" svg:y="13.602cm">
          <text:list text:style-name="L1">
            <text:list-header>
              <text:p text:style-name="P34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4" draw:text-style-name="P45" draw:layer="layout" svg:width="1.408cm" svg:height="0.642cm" svg:x="23.193cm" svg:y="13.614cm">
          <text:list text:style-name="L1">
            <text:list-header>
              <text:p text:style-name="P44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5" draw:text-style-name="P35" draw:layer="layout" svg:width="3.093cm" svg:height="0.642cm" svg:x="4.932cm" svg:y="16.935cm">
          <text:list text:style-name="L1">
            <text:list-header>
              <text:p text:style-name="P34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6" draw:text-style-name="P45" draw:layer="layout" svg:width="2.907cm" svg:height="0.642cm" svg:x="21.928cm" svg:y="16.944cm">
          <text:list text:style-name="L1">
            <text:list-header>
              <text:p text:style-name="P44"><text:span text:style-name="T13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7" draw:text-style-name="P35" draw:layer="layout" svg:width="1.937cm" svg:height="0.642cm" svg:x="5.505cm" svg:y="3.169cm">
          <text:list text:style-name="L1">
            <text:list-header>
              <text:p text:style-name="P34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8" draw:text-style-name="P35" draw:layer="layout" svg:width="1.912cm" svg:height="0.642cm" svg:x="22.312cm" svg:y="3.21cm">
          <text:list text:style-name="L1">
            <text:list-header>
              <text:p text:style-name="P34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5" draw:text-style-name="P9" draw:layer="layout" svg:x1="7.318cm" svg:y1="12.733cm" svg:x2="18.602cm" svg:y2="12.739cm" draw:start-shape="id67" draw:start-glue-point="5" draw:end-shape="id65" draw:end-glue-point="2" svg:d="M7318 12733v518h11284v-512" svg:viewBox="0 0 11285 519">
          <text:p/>
        </draw:connector>
        <draw:custom-shape draw:style-name="gr209" draw:text-style-name="P46" draw:layer="layout" svg:width="2.195cm" svg:height="0.642cm" svg:x="14.86cm" svg:y="13.487cm">
          <text:list text:style-name="L1">
            <text:list-header>
              <text:p text:style-name="P44"><text:span text:style-name="T13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0" draw:text-style-name="P46" draw:layer="layout" svg:width="1.497cm" svg:height="0.642cm" svg:x="8.937cm" svg:y="6.762cm">
          <text:list text:style-name="L1">
            <text:list-header>
              <text:p text:style-name="P44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9" draw:style-name="dp1" draw:master-page-name="Default">
        <draw:custom-shape draw:style-name="gr211" draw:text-style-name="P55" xml:id="id84" draw:id="id84" draw:layer="layout" svg:width="3.251cm" svg:height="1.473cm" svg:x="4.877cm" svg:y="6.669cm">
          <text:list text:style-name="L1">
            <text:list-header>
              <text:p text:style-name="P53"><text:span text:style-name="T8">MTA</text:span></text:p>
            </text:list-header>
            <text:list-item>
              <text:p text:style-name="P54"><text:span text:style-name="T9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55" xml:id="id85" draw:id="id85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53"><text:span text:style-name="T8">MAA</text:span></text:p>
            </text:list-header>
            <text:list-item>
              <text:p text:style-name="P54"><text:span text:style-name="T9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57" xml:id="id86" draw:id="id86" draw:layer="layout" svg:width="3.251cm" svg:height="1.473cm" svg:x="21.59cm" svg:y="6.669cm">
          <text:list text:style-name="L1">
            <text:list-header>
              <text:p text:style-name="P56"><text:span text:style-name="T5">MTA</text:span></text:p>
            </text:list-header>
            <text:list-item>
              <text:p text:style-name="P56"><text:span text:style-name="T6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14" draw:text-style-name="P59" draw:layer="layout" svg:width="2.479cm" svg:height="0.642cm" svg:x="14.806cm" svg:y="5.354cm">
          <text:list text:style-name="L1">
            <text:list-header>
              <text:p text:style-name="P58"><text:span text:style-name="T13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5" draw:text-style-name="P57" xml:id="id76" draw:id="id76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56"><text:span text:style-name="T5">MAA</text:span></text:p>
            </text:list-header>
            <text:list-item>
              <text:p text:style-name="P56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19" draw:layer="layout" svg:width="3.251cm" svg:height="1.473cm" svg:x="4.877cm" svg:y="3.872cm">
          <text:list text:style-name="L1">
            <text:list-header>
              <text:p text:style-name="P3"><text:span text:style-name="T5">UMA/AS</text:span></text:p>
            </text:list-header>
            <text:list-item>
              <text:p text:style-name="P3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60" draw:layer="layout" svg:width="3.251cm" svg:height="1.473cm" svg:x="21.676cm" svg:y="3.872cm">
          <text:list text:style-name="L1">
            <text:list-header>
              <text:p text:style-name="P54"><text:span text:style-name="T8">UMA/AS</text:span></text:p>
            </text:list-header>
            <text:list-item>
              <text:p text:style-name="P54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8" xml:id="id79" draw:id="id79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5">UMA/MBX</text:span></text:p>
            </text:list-header>
            <text:list-item>
              <text:p text:style-name="P1"><text:span text:style-name="T6">Mailbox</text:span></text:p>
            </text:list-item>
            <text:list-item>
              <text:p text:style-name="P1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55" xml:id="id82" draw:id="id82" draw:layer="layout" svg:width="3.2cm" svg:height="1.535cm" svg:x="4.877cm" svg:y="15.004cm">
          <text:list text:style-name="L1">
            <text:list-header>
              <text:p text:style-name="P53"><text:span text:style-name="T8">Email App</text:span></text:p>
            </text:list-header>
            <text:list-item>
              <text:p text:style-name="P53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61" xml:id="id87" draw:id="id87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54"><text:span text:style-name="T8">UMA/MRA</text:span></text:p>
            </text:list-header>
            <text:list-item>
              <text:p text:style-name="P54"><text:span text:style-name="T9">Mail Retrieval Agent</text:span></text:p>
            </text:list-item>
            <text:list-item>
              <text:p text:style-name="P54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6" draw:text-style-name="P9" draw:layer="layout" draw:type="line" svg:x1="18.602cm" svg:y1="10.047cm" svg:x2="18.602cm" svg:y2="11.204cm" draw:start-shape="id76" draw:start-glue-point="2" draw:end-shape="id77" draw:end-glue-point="0" svg:d="M18602 10047v1157" svg:viewBox="0 0 1 1158">
          <text:p/>
        </draw:connector>
        <draw:custom-shape draw:style-name="gr221" draw:text-style-name="P62" xml:id="id81" draw:id="id81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53"><text:span text:style-name="T8">UMA/MBX</text:span></text:p>
            </text:list-header>
            <text:list-item>
              <text:p text:style-name="P53"><text:span text:style-name="T9">Mailbox</text:span></text:p>
            </text:list-item>
            <text:list-item>
              <text:p text:style-name="P53"><text:span text:style-name="T9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20" xml:id="id77" draw:id="id77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/MRA</text:span></text:p>
            </text:list-header>
            <text:list-item>
              <text:p text:style-name="P3"><text:span text:style-name="T6">Mail Retrieval Agent</text:span></text:p>
            </text:list-item>
            <text:list-item>
              <text:p text:style-name="P3"><text:span text:style-name="T10">(</text:span><text:span text:style-name="T6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55" xml:id="id83" draw:id="id83" draw:layer="layout" svg:width="3.251cm" svg:height="1.535cm" svg:x="21.676cm" svg:y="15.004cm">
          <text:list text:style-name="L1">
            <text:list-header>
              <text:p text:style-name="P53"><text:span text:style-name="T8">Email App</text:span></text:p>
            </text:list-header>
            <text:list-item>
              <text:p text:style-name="P53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63" xml:id="id80" draw:id="id80" draw:layer="layout" svg:width="1.932cm" svg:height="1.889cm" svg:x="25.775cm" svg:y="11.03cm">
          <text:list text:style-name="L1">
            <text:list-header>
              <text:p text:style-name="P54"><text:span text:style-name="T15">Data</text:span></text:p>
              <text:p text:style-name="P54"><text:span text:style-name="T16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25" draw:text-style-name="P64" xml:id="id78" draw:id="id78" draw:layer="layout" svg:width="1.923cm" svg:height="1.872cm" svg:x="2.11cm" svg:y="11.03cm">
          <text:list text:style-name="L1">
            <text:list-header>
              <text:p text:style-name="P3"><text:span text:style-name="T3">Data</text:span></text:p>
              <text:p text:style-name="P3"><text:span text:style-name="T12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78" draw:start-glue-point="8" draw:end-shape="id79" draw:end-glue-point="3" svg:d="M4033 11966l844 5" svg:viewBox="0 0 845 6">
          <text:p/>
        </draw:connector>
        <draw:connector draw:style-name="gr193" draw:text-style-name="P9" draw:layer="layout" draw:type="line" svg:x1="25.775cm" svg:y1="11.974cm" svg:x2="24.927cm" svg:y2="11.971cm" draw:start-shape="id80" draw:start-glue-point="8" draw:end-shape="id81" draw:end-glue-point="1" svg:d="M25775 11974l-848-3" svg:viewBox="0 0 849 4">
          <text:p/>
        </draw:connector>
        <draw:connector draw:style-name="gr226" draw:text-style-name="P9" draw:layer="layout" draw:type="line" svg:x1="6.477cm" svg:y1="15.004cm" svg:x2="6.502cm" svg:y2="12.739cm" draw:start-shape="id82" draw:start-glue-point="0" draw:end-shape="id79" draw:end-glue-point="2" svg:d="M6477 15004l25-2265" svg:viewBox="0 0 26 2266">
          <text:p/>
        </draw:connector>
        <draw:connector draw:style-name="gr194" draw:text-style-name="P9" draw:layer="layout" draw:type="line" svg:x1="23.301cm" svg:y1="15.004cm" svg:x2="23.301cm" svg:y2="12.739cm" draw:start-shape="id83" draw:start-glue-point="0" draw:end-shape="id81" draw:end-glue-point="2" svg:d="M23301 15004v-2265" svg:viewBox="0 0 1 2266">
          <text:p/>
        </draw:connector>
        <draw:connector draw:style-name="gr123" draw:text-style-name="P10" draw:layer="layout" svg:x1="8.128cm" svg:y1="7.405cm" svg:x2="11.202cm" svg:y2="8.57cm" draw:start-shape="id84" draw:start-glue-point="1" draw:end-shape="id85" draw:end-glue-point="0" svg:d="M8128 7405h3074v1165" svg:viewBox="0 0 3075 1166">
          <text:p/>
        </draw:connector>
        <draw:connector draw:style-name="gr116" draw:text-style-name="P9" draw:layer="layout" svg:x1="21.591cm" svg:y1="7.405cm" svg:x2="18.602cm" svg:y2="8.574cm" draw:start-shape="id86" draw:start-glue-point="3" draw:end-shape="id76" draw:end-glue-point="0" svg:d="M21591 7405h-2989v1169" svg:viewBox="0 0 2990 1170">
          <text:p/>
        </draw:connector>
        <draw:connector draw:style-name="gr226" draw:text-style-name="P9" draw:layer="layout" svg:x1="6.502cm" svg:y1="6.669cm" svg:x2="23.216cm" svg:y2="6.669cm" draw:start-shape="id84" draw:start-glue-point="0" draw:end-shape="id86" draw:end-glue-point="0" svg:d="M6502 6669v-514h16714v514" svg:viewBox="0 0 16715 515">
          <text:p/>
        </draw:connector>
        <draw:connector draw:style-name="gr124" draw:text-style-name="P9" draw:layer="layout" draw:type="line" svg:x1="6.502cm" svg:y1="11.204cm" svg:x2="6.502cm" svg:y2="8.142cm" draw:start-shape="id79" draw:start-glue-point="0" draw:end-shape="id84" draw:end-glue-point="2" svg:d="M6502 11204v-3062" svg:viewBox="0 0 1 3063">
          <text:p/>
        </draw:connector>
        <draw:connector draw:style-name="gr123" draw:text-style-name="P10" draw:layer="layout" svg:x1="11.202cm" svg:y1="10.043cm" svg:x2="11.202cm" svg:y2="11.204cm" draw:start-shape="id85" draw:start-glue-point="2" draw:end-shape="id87" draw:end-glue-point="0" svg:d="M11202 10043v1161" svg:viewBox="0 0 1 1162">
          <text:p/>
        </draw:connector>
        <draw:connector draw:style-name="gr124" draw:text-style-name="P9" draw:layer="layout" draw:type="line" svg:x1="9.577cm" svg:y1="11.971cm" svg:x2="8.128cm" svg:y2="11.971cm" draw:start-shape="id87" draw:start-glue-point="3" draw:end-shape="id79" draw:end-glue-point="1" svg:d="M9577 11971h-1449" svg:viewBox="0 0 1450 1">
          <text:p/>
        </draw:connector>
        <draw:connector draw:style-name="gr123" draw:text-style-name="P10" draw:layer="layout" draw:type="line" svg:x1="23.301cm" svg:y1="11.204cm" svg:x2="23.216cm" svg:y2="8.142cm" draw:start-shape="id81" draw:start-glue-point="0" draw:end-shape="id86" draw:end-glue-point="2" svg:d="M23301 11204l-85-3062" svg:viewBox="0 0 86 3063">
          <text:p/>
        </draw:connector>
        <draw:connector draw:style-name="gr124" draw:text-style-name="P9" draw:layer="layout" draw:type="line" svg:x1="20.228cm" svg:y1="11.971cm" svg:x2="21.676cm" svg:y2="11.971cm" draw:start-shape="id77" draw:start-glue-point="1" draw:end-shape="id81" draw:end-glue-point="3" svg:d="M20228 11971h1448" svg:viewBox="0 0 1449 1">
          <text:p/>
        </draw:connector>
        <draw:connector draw:style-name="gr125" draw:text-style-name="P9" draw:layer="layout" draw:type="lines" draw:line-skew="0.824cm 0.824cm" svg:x1="22.512cm" svg:y1="12.739cm" svg:x2="11.202cm" svg:y2="12.739cm" draw:start-shape="id81" draw:start-glue-point="5" draw:end-shape="id87" draw:end-glue-point="2" svg:d="M22512 12739v1336h-11310v-1336" svg:viewBox="0 0 11311 1337">
          <text:p/>
        </draw:connector>
        <draw:custom-shape draw:style-name="gr227" draw:text-style-name="P59" draw:layer="layout" svg:width="2.195cm" svg:height="0.642cm" svg:x="14.858cm" svg:y="12.478cm">
          <text:list text:style-name="L1">
            <text:list-header>
              <text:p text:style-name="P58"><text:span text:style-name="T13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8" draw:text-style-name="P7" draw:layer="layout" svg:width="1.497cm" svg:height="0.642cm" svg:x="6.425cm" svg:y="9.426cm">
          <text:list text:style-name="L1">
            <text:list-header>
              <text:p text:style-name="P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9" draw:text-style-name="P59" draw:layer="layout" svg:width="1.497cm" svg:height="0.642cm" svg:x="23.229cm" svg:y="9.438cm">
          <text:list text:style-name="L1">
            <text:list-header>
              <text:p text:style-name="P58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0" draw:text-style-name="P59" draw:layer="layout" svg:width="2.487cm" svg:height="0.642cm" svg:x="11.091cm" svg:y="10.196cm">
          <text:list text:style-name="L1">
            <text:list-header>
              <text:p text:style-name="P58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1" draw:text-style-name="P65" draw:layer="layout" svg:width="2.487cm" svg:height="0.642cm" svg:x="18.594cm" svg:y="10.208cm">
          <text:list text:style-name="L1">
            <text:list-header>
              <text:p text:style-name="P11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2" draw:text-style-name="P59" draw:layer="layout" svg:width="1.408cm" svg:height="0.642cm" svg:x="8.165cm" svg:y="11.29cm">
          <text:list text:style-name="L1">
            <text:list-header>
              <text:p text:style-name="P58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3" draw:text-style-name="P59" draw:layer="layout" svg:width="1.408cm" svg:height="0.642cm" svg:x="20.179cm" svg:y="11.302cm">
          <text:list text:style-name="L1">
            <text:list-header>
              <text:p text:style-name="P58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4" draw:text-style-name="P65" draw:layer="layout" svg:width="1.497cm" svg:height="0.642cm" svg:x="19.533cm" svg:y="6.75cm">
          <text:list text:style-name="L1">
            <text:list-header>
              <text:p text:style-name="P1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5" draw:text-style-name="P59" draw:layer="layout" svg:width="1.408cm" svg:height="0.642cm" svg:x="6.379cm" svg:y="13.602cm">
          <text:list text:style-name="L1">
            <text:list-header>
              <text:p text:style-name="P58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6" draw:text-style-name="P59" draw:layer="layout" svg:width="1.408cm" svg:height="0.642cm" svg:x="23.193cm" svg:y="13.614cm">
          <text:list text:style-name="L1">
            <text:list-header>
              <text:p text:style-name="P58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7" draw:text-style-name="P59" draw:layer="layout" svg:width="3.093cm" svg:height="0.642cm" svg:x="4.932cm" svg:y="16.935cm">
          <text:list text:style-name="L1">
            <text:list-header>
              <text:p text:style-name="P58"><text:span text:style-name="T13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8" draw:text-style-name="P59" draw:layer="layout" svg:width="2.907cm" svg:height="0.642cm" svg:x="21.928cm" svg:y="16.944cm">
          <text:list text:style-name="L1">
            <text:list-header>
              <text:p text:style-name="P58"><text:span text:style-name="T13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9" draw:text-style-name="P7" draw:layer="layout" svg:width="1.937cm" svg:height="0.642cm" svg:x="5.505cm" svg:y="3.1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0" draw:text-style-name="P7" draw:layer="layout" svg:width="1.912cm" svg:height="0.642cm" svg:x="22.312cm" svg:y="3.2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5" draw:text-style-name="P9" draw:layer="layout" svg:x1="7.318cm" svg:y1="12.733cm" svg:x2="18.602cm" svg:y2="12.739cm" draw:start-shape="id79" draw:start-glue-point="5" draw:end-shape="id77" draw:end-glue-point="2" svg:d="M7318 12733v518h11284v-512" svg:viewBox="0 0 11285 519">
          <text:p/>
        </draw:connector>
        <draw:custom-shape draw:style-name="gr241" draw:text-style-name="P66" draw:layer="layout" svg:width="2.195cm" svg:height="0.642cm" svg:x="14.86cm" svg:y="13.487cm">
          <text:list text:style-name="L1">
            <text:list-header>
              <text:p text:style-name="P58"><text:span text:style-name="T13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2" draw:text-style-name="P66" draw:layer="layout" svg:width="1.497cm" svg:height="0.642cm" svg:x="8.937cm" svg:y="6.762cm">
          <text:list text:style-name="L1">
            <text:list-header>
              <text:p text:style-name="P58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0" draw:style-name="dp1" draw:master-page-name="Default">
        <draw:custom-shape draw:style-name="gr243" draw:text-style-name="P55" xml:id="id96" draw:id="id96" draw:layer="layout" svg:width="3.251cm" svg:height="1.473cm" svg:x="4.877cm" svg:y="6.669cm">
          <text:list text:style-name="L1">
            <text:list-header>
              <text:p text:style-name="P53"><text:span text:style-name="T8">MTA</text:span></text:p>
            </text:list-header>
            <text:list-item>
              <text:p text:style-name="P54"><text:span text:style-name="T9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4" draw:text-style-name="P55" xml:id="id97" draw:id="id97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53"><text:span text:style-name="T8">MAA</text:span></text:p>
            </text:list-header>
            <text:list-item>
              <text:p text:style-name="P54"><text:span text:style-name="T9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67" xml:id="id98" draw:id="id98" draw:layer="layout" svg:width="3.251cm" svg:height="1.473cm" svg:x="21.59cm" svg:y="6.669cm">
          <text:list text:style-name="L1">
            <text:list-header>
              <text:p text:style-name="P54"><text:span text:style-name="T8">MTA</text:span></text:p>
            </text:list-header>
            <text:list-item>
              <text:p text:style-name="P54"><text:span text:style-name="T9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46" draw:text-style-name="P59" draw:layer="layout" svg:width="2.479cm" svg:height="0.642cm" svg:x="14.806cm" svg:y="5.354cm">
          <text:list text:style-name="L1">
            <text:list-header>
              <text:p text:style-name="P58"><text:span text:style-name="T13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7" draw:text-style-name="P67" xml:id="id88" draw:id="id88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54"><text:span text:style-name="T8">MAA</text:span></text:p>
            </text:list-header>
            <text:list-item>
              <text:p text:style-name="P54"><text:span text:style-name="T9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8" draw:text-style-name="P19" draw:layer="layout" svg:width="3.251cm" svg:height="1.473cm" svg:x="4.877cm" svg:y="3.872cm">
          <text:list text:style-name="L1">
            <text:list-header>
              <text:p text:style-name="P3"><text:span text:style-name="T5">UMA/AS</text:span></text:p>
            </text:list-header>
            <text:list-item>
              <text:p text:style-name="P3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60" draw:layer="layout" svg:width="3.251cm" svg:height="1.473cm" svg:x="21.676cm" svg:y="3.872cm">
          <text:list text:style-name="L1">
            <text:list-header>
              <text:p text:style-name="P54"><text:span text:style-name="T8">UMA/AS</text:span></text:p>
            </text:list-header>
            <text:list-item>
              <text:p text:style-name="P54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8" xml:id="id91" draw:id="id91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5">UMA/MBX</text:span></text:p>
            </text:list-header>
            <text:list-item>
              <text:p text:style-name="P1"><text:span text:style-name="T6">Mailbox</text:span></text:p>
            </text:list-item>
            <text:list-item>
              <text:p text:style-name="P1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55" xml:id="id94" draw:id="id94" draw:layer="layout" svg:width="3.251cm" svg:height="1.535cm" svg:x="4.877cm" svg:y="15.004cm">
          <text:list text:style-name="L1">
            <text:list-header>
              <text:p text:style-name="P53"><text:span text:style-name="T8">Email App</text:span></text:p>
            </text:list-header>
            <text:list-item>
              <text:p text:style-name="P53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61" xml:id="id99" draw:id="id99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54"><text:span text:style-name="T8">UMA/MRA</text:span></text:p>
            </text:list-header>
            <text:list-item>
              <text:p text:style-name="P54"><text:span text:style-name="T9">Mail Retrieval Agent</text:span></text:p>
            </text:list-item>
            <text:list-item>
              <text:p text:style-name="P54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4" draw:text-style-name="P9" draw:layer="layout" draw:type="line" svg:x1="18.602cm" svg:y1="10.047cm" svg:x2="18.602cm" svg:y2="11.204cm" draw:start-shape="id88" draw:start-glue-point="2" draw:end-shape="id89" draw:end-glue-point="0" svg:d="M18602 10047v1157" svg:viewBox="0 0 1 1158">
          <text:p/>
        </draw:connector>
        <draw:custom-shape draw:style-name="gr253" draw:text-style-name="P8" xml:id="id93" draw:id="id93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5">UMA/MBX</text:span></text:p>
            </text:list-header>
            <text:list-item>
              <text:p text:style-name="P1"><text:span text:style-name="T6">Mailbox</text:span></text:p>
            </text:list-item>
            <text:list-item>
              <text:p text:style-name="P1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4" draw:text-style-name="P20" xml:id="id89" draw:id="id89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/MRA</text:span></text:p>
            </text:list-header>
            <text:list-item>
              <text:p text:style-name="P3"><text:span text:style-name="T6">Mail Retrieval Agent</text:span></text:p>
            </text:list-item>
            <text:list-item>
              <text:p text:style-name="P3"><text:span text:style-name="T10">(</text:span><text:span text:style-name="T6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5" draw:text-style-name="P2" xml:id="id95" draw:id="id95" draw:layer="layout" svg:width="3.251cm" svg:height="1.535cm" svg:x="21.676cm" svg:y="15.004cm">
          <text:list text:style-name="L1">
            <text:list-header>
              <text:p text:style-name="P1"><text:span text:style-name="T5">Email App</text:span></text:p>
            </text:list-header>
            <text:list-item>
              <text:p text:style-name="P1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6" draw:text-style-name="P64" xml:id="id92" draw:id="id92" draw:layer="layout" svg:width="1.932cm" svg:height="1.889cm" svg:x="25.775cm" svg:y="11.03cm">
          <text:list text:style-name="L1">
            <text:list-header>
              <text:p text:style-name="P3"><text:span text:style-name="T3">Data</text:span></text:p>
              <text:p text:style-name="P3"><text:span text:style-name="T12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57" draw:text-style-name="P64" xml:id="id90" draw:id="id90" draw:layer="layout" svg:width="1.923cm" svg:height="1.872cm" svg:x="2.11cm" svg:y="11.03cm">
          <text:list text:style-name="L1">
            <text:list-header>
              <text:p text:style-name="P3"><text:span text:style-name="T3">Data</text:span></text:p>
              <text:p text:style-name="P3"><text:span text:style-name="T12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90" draw:start-glue-point="8" draw:end-shape="id91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7cm" svg:y2="11.971cm" draw:start-shape="id92" draw:start-glue-point="8" draw:end-shape="id93" draw:end-glue-point="1" svg:d="M25775 11974l-848-3" svg:viewBox="0 0 849 4">
          <text:p/>
        </draw:connector>
        <draw:connector draw:style-name="gr226" draw:text-style-name="P9" draw:layer="layout" draw:type="line" svg:x1="6.502cm" svg:y1="15.004cm" svg:x2="6.502cm" svg:y2="12.739cm" draw:start-shape="id94" draw:start-glue-point="0" draw:end-shape="id91" draw:end-glue-point="2" svg:d="M6502 15004v-2265" svg:viewBox="0 0 1 2266">
          <text:p/>
        </draw:connector>
        <draw:connector draw:style-name="gr122" draw:text-style-name="P9" draw:layer="layout" draw:type="line" svg:x1="23.301cm" svg:y1="15.004cm" svg:x2="23.301cm" svg:y2="12.739cm" draw:start-shape="id95" draw:start-glue-point="0" draw:end-shape="id93" draw:end-glue-point="2" svg:d="M23301 15004v-2265" svg:viewBox="0 0 1 2266">
          <text:p/>
        </draw:connector>
        <draw:connector draw:style-name="gr123" draw:text-style-name="P10" draw:layer="layout" svg:x1="8.128cm" svg:y1="7.405cm" svg:x2="11.202cm" svg:y2="8.57cm" draw:start-shape="id96" draw:start-glue-point="1" draw:end-shape="id97" draw:end-glue-point="0" svg:d="M8128 7405h3074v1165" svg:viewBox="0 0 3075 1166">
          <text:p/>
        </draw:connector>
        <draw:connector draw:style-name="gr124" draw:text-style-name="P9" draw:layer="layout" svg:x1="21.591cm" svg:y1="7.405cm" svg:x2="18.602cm" svg:y2="8.574cm" draw:start-shape="id98" draw:start-glue-point="3" draw:end-shape="id88" draw:end-glue-point="0" svg:d="M21591 7405h-2989v1169" svg:viewBox="0 0 2990 1170">
          <text:p/>
        </draw:connector>
        <draw:connector draw:style-name="gr226" draw:text-style-name="P9" draw:layer="layout" svg:x1="6.502cm" svg:y1="6.669cm" svg:x2="23.216cm" svg:y2="6.669cm" draw:start-shape="id96" draw:start-glue-point="0" draw:end-shape="id98" draw:end-glue-point="0" svg:d="M6502 6669v-514h16714v514" svg:viewBox="0 0 16715 515">
          <text:p/>
        </draw:connector>
        <draw:connector draw:style-name="gr124" draw:text-style-name="P9" draw:layer="layout" draw:type="line" svg:x1="6.502cm" svg:y1="11.204cm" svg:x2="6.502cm" svg:y2="8.142cm" draw:start-shape="id91" draw:start-glue-point="0" draw:end-shape="id96" draw:end-glue-point="2" svg:d="M6502 11204v-3062" svg:viewBox="0 0 1 3063">
          <text:p/>
        </draw:connector>
        <draw:connector draw:style-name="gr123" draw:text-style-name="P10" draw:layer="layout" svg:x1="11.202cm" svg:y1="10.043cm" svg:x2="11.202cm" svg:y2="11.204cm" draw:start-shape="id97" draw:start-glue-point="2" draw:end-shape="id99" draw:end-glue-point="0" svg:d="M11202 10043v1161" svg:viewBox="0 0 1 1162">
          <text:p/>
        </draw:connector>
        <draw:connector draw:style-name="gr124" draw:text-style-name="P9" draw:layer="layout" draw:type="line" svg:x1="9.577cm" svg:y1="11.971cm" svg:x2="8.128cm" svg:y2="11.971cm" draw:start-shape="id99" draw:start-glue-point="3" draw:end-shape="id91" draw:end-glue-point="1" svg:d="M9577 11971h-1449" svg:viewBox="0 0 1450 1">
          <text:p/>
        </draw:connector>
        <draw:connector draw:style-name="gr123" draw:text-style-name="P10" draw:layer="layout" draw:type="line" svg:x1="23.301cm" svg:y1="11.204cm" svg:x2="23.216cm" svg:y2="8.142cm" draw:start-shape="id93" draw:start-glue-point="0" draw:end-shape="id98" draw:end-glue-point="2" svg:d="M23301 11204l-85-3062" svg:viewBox="0 0 86 3063">
          <text:p/>
        </draw:connector>
        <draw:connector draw:style-name="gr116" draw:text-style-name="P9" draw:layer="layout" draw:type="line" svg:x1="20.228cm" svg:y1="11.971cm" svg:x2="21.676cm" svg:y2="11.971cm" draw:start-shape="id89" draw:start-glue-point="1" draw:end-shape="id93" draw:end-glue-point="3" svg:d="M20228 11971h1448" svg:viewBox="0 0 1449 1">
          <text:p/>
        </draw:connector>
        <draw:connector draw:style-name="gr125" draw:text-style-name="P9" draw:layer="layout" draw:type="lines" draw:line-skew="0.824cm 0.824cm" svg:x1="22.512cm" svg:y1="12.739cm" svg:x2="11.202cm" svg:y2="12.739cm" draw:start-shape="id93" draw:start-glue-point="5" draw:end-shape="id99" draw:end-glue-point="2" svg:d="M22512 12739v1336h-11310v-1336" svg:viewBox="0 0 11311 1337">
          <text:p/>
        </draw:connector>
        <draw:custom-shape draw:style-name="gr258" draw:text-style-name="P12" draw:layer="layout" svg:width="2.195cm" svg:height="0.642cm" svg:x="14.858cm" svg:y="12.4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9" draw:text-style-name="P7" draw:layer="layout" svg:width="1.497cm" svg:height="0.642cm" svg:x="6.425cm" svg:y="9.426cm">
          <text:list text:style-name="L1">
            <text:list-header>
              <text:p text:style-name="P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0" draw:text-style-name="P59" draw:layer="layout" svg:width="1.497cm" svg:height="0.642cm" svg:x="23.229cm" svg:y="9.438cm">
          <text:list text:style-name="L1">
            <text:list-header>
              <text:p text:style-name="P58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1" draw:text-style-name="P59" draw:layer="layout" svg:width="2.487cm" svg:height="0.642cm" svg:x="11.091cm" svg:y="10.196cm">
          <text:list text:style-name="L1">
            <text:list-header>
              <text:p text:style-name="P58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2" draw:text-style-name="P59" draw:layer="layout" svg:width="2.487cm" svg:height="0.642cm" svg:x="18.594cm" svg:y="10.208cm">
          <text:list text:style-name="L1">
            <text:list-header>
              <text:p text:style-name="P58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3" draw:text-style-name="P59" draw:layer="layout" svg:width="1.408cm" svg:height="0.642cm" svg:x="8.165cm" svg:y="11.29cm">
          <text:list text:style-name="L1">
            <text:list-header>
              <text:p text:style-name="P58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4" draw:text-style-name="P7" draw:layer="layout" svg:width="1.408cm" svg:height="0.642cm" svg:x="20.279cm" svg:y="11.3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5" draw:text-style-name="P59" draw:layer="layout" svg:width="1.497cm" svg:height="0.642cm" svg:x="19.533cm" svg:y="6.75cm">
          <text:list text:style-name="L1">
            <text:list-header>
              <text:p text:style-name="P58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6" draw:text-style-name="P59" draw:layer="layout" svg:width="1.408cm" svg:height="0.642cm" svg:x="6.379cm" svg:y="13.602cm">
          <text:list text:style-name="L1">
            <text:list-header>
              <text:p text:style-name="P58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7" draw:text-style-name="P7" draw:layer="layout" svg:width="1.408cm" svg:height="0.642cm" svg:x="23.193cm" svg:y="13.6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8" draw:text-style-name="P59" draw:layer="layout" svg:width="3.093cm" svg:height="0.642cm" svg:x="4.932cm" svg:y="16.935cm">
          <text:list text:style-name="L1">
            <text:list-header>
              <text:p text:style-name="P58"><text:span text:style-name="T13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9" draw:text-style-name="P7" draw:layer="layout" svg:width="2.907cm" svg:height="0.642cm" svg:x="21.928cm" svg:y="16.9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0" draw:text-style-name="P7" draw:layer="layout" svg:width="1.937cm" svg:height="0.642cm" svg:x="5.505cm" svg:y="3.1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1" draw:text-style-name="P7" draw:layer="layout" svg:width="1.912cm" svg:height="0.642cm" svg:x="22.312cm" svg:y="3.2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0" draw:text-style-name="P9" draw:layer="layout" svg:x1="7.318cm" svg:y1="12.733cm" svg:x2="18.602cm" svg:y2="12.739cm" draw:start-shape="id91" draw:start-glue-point="5" draw:end-shape="id89" draw:end-glue-point="2" svg:d="M7318 12733v518h11284v-512" svg:viewBox="0 0 11285 519">
          <text:p/>
        </draw:connector>
        <draw:custom-shape draw:style-name="gr272" draw:text-style-name="P66" draw:layer="layout" svg:width="2.195cm" svg:height="0.642cm" svg:x="14.86cm" svg:y="13.487cm">
          <text:list text:style-name="L1">
            <text:list-header>
              <text:p text:style-name="P58"><text:span text:style-name="T13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3" draw:text-style-name="P66" draw:layer="layout" svg:width="1.497cm" svg:height="0.642cm" svg:x="8.937cm" svg:y="6.762cm">
          <text:list text:style-name="L1">
            <text:list-header>
              <text:p text:style-name="P58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f7d1d5" draw:end-color="#b4c7dc" draw:start-intensity="100%" draw:end-intensity="100%" draw:angle="90deg" draw:border="33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Igor Zboran</meta:initial-creator>
    <meta:creation-date>2020-07-26T12:10:57.186854850</meta:creation-date>
    <dc:date>2021-03-04T05:19:48.594448992</dc:date>
    <dc:creator>Igor Zboran</dc:creator>
    <meta:editing-duration>P3DT18H15M34S</meta:editing-duration>
    <meta:editing-cycles>320</meta:editing-cycles>
    <meta:generator>LibreOffice/7.0.4.2$Linux_X86_64 LibreOffice_project/1c5f81ee28659974774060c3fe084e73b3bd074b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373"/>
  </office:meta>
</office:document-meta>
</file>